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solid" draw:fill-color="#ffffff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6cm" draw:marker-end-width="0.276cm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702cm"/>
    </style:style>
    <style:style style:name="gr4" style:family="graphic" style:parent-style-name="standard">
      <style:graphic-properties svg:stroke-width="0.025cm" svg:stroke-color="#000000" draw:marker-start-width="0.237cm" draw:marker-end="Arrow" draw:marker-end-width="0.229cm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237cm" draw:marker-end-width="0.237cm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="Arrow" draw:marker-start-width="0.229cm" draw:marker-end="Arrow" draw:marker-end-width="0.229cm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svg:stroke-width="0.051cm" draw:marker-start-width="0.276cm" draw:marker-end-width="0.276cm" draw:fill="solid" draw:fill-color="#ffffff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1cm" draw:marker-start-width="0.276cm" draw:marker-end-width="0.276cm" draw:fill="solid" draw:fill-color="#ffffff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cm" draw:marker-start-width="0.203cm" draw:marker-end-width="0.203cm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svg:stroke-width="0cm" draw:marker-start-width="0.203cm" draw:marker-end-width="0.203cm" draw:textarea-vertical-align="middle" fo:padding-top="0.125cm" fo:padding-bottom="0.125cm" fo:padding-left="0.25cm" fo:padding-right="0.25cm"/>
    </style:style>
    <style:style style:name="gr12" style:family="graphic" style:parent-style-name="standard">
      <style:graphic-properties draw:stroke="none" svg:stroke-color="#000000" draw:fill="none" draw:fill-color="#ffffff" fo:min-height="1.338cm"/>
    </style:style>
    <style:style style:name="gr13" style:family="graphic" style:parent-style-name="objectwithoutfill">
      <style:graphic-properties draw:marker-start="Arrow_20_concave" draw:marker-end="Arrow_20_concave" draw:fill="none" draw:textarea-vertical-align="middle"/>
    </style:style>
    <style:style style:name="gr14" style:family="graphic" style:parent-style-name="objectwithoutfill">
      <style:graphic-properties draw:marker-start="" draw:marker-end="Arrow_20_concave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385cm"/>
    </style:style>
    <style:style style:name="gr16" style:family="graphic" style:parent-style-name="standard">
      <style:graphic-properties draw:stroke="none" svg:stroke-color="#000000" draw:fill="none" draw:fill-color="#ffffff" fo:min-height="2.223cm"/>
    </style:style>
    <style:style style:name="gr17" style:family="graphic" style:parent-style-name="objectwithoutfill">
      <style:graphic-properties svg:stroke-width="0.051cm" draw:marker-start="Arrow_20_concave" draw:marker-start-width="0.483cm" draw:marker-end="Arrow_20_concave" draw:marker-end-width="0.483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fo:min-height="1.588cm"/>
    </style:style>
    <style:style style:name="gr19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fo:min-height="1.02cm"/>
    </style:style>
    <style:style style:name="gr21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fo:min-height="7.747cm"/>
    </style:style>
    <style:style style:name="gr23" style:family="graphic" style:parent-style-name="standard">
      <style:graphic-properties draw:stroke="none" svg:stroke-color="#000000" draw:fill="none" draw:fill-color="#ffffff" fo:min-height="0.939cm"/>
    </style:style>
    <style:style style:name="gr24" style:family="graphic" style:parent-style-name="objectwithoutfill">
      <style:graphic-properties draw:marker-end="Arrow" draw:fill="none" draw:textarea-horizontal-align="center" draw:textarea-vertical-align="middle"/>
    </style:style>
    <style:style style:name="gr25" style:family="graphic" style:parent-style-name="standard">
      <style:graphic-properties draw:fill="solid" draw:fill-color="#ffffff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fo:min-height="0.878cm"/>
    </style:style>
    <style:style style:name="gr27" style:family="graphic" style:parent-style-name="standard">
      <style:graphic-properties draw:stroke="none" svg:stroke-color="#000000" draw:fill="none" draw:fill-color="#ffffff" fo:min-height="0.055cm"/>
    </style:style>
    <style:style style:name="gr28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29" style:family="graphic" style:parent-style-name="objectwithoutfill">
      <style:graphic-properties svg:stroke-width="0.025cm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30" style:family="graphic" style:parent-style-name="standard">
      <style:graphic-properties draw:stroke="none" svg:stroke-color="#000000" draw:fill="none" draw:fill-color="#ffffff" fo:min-height="0.512cm"/>
    </style:style>
    <style:style style:name="gr31" style:family="graphic" style:parent-style-name="objectwithoutfill">
      <style:graphic-properties svg:stroke-width="0.025cm" draw:marker-start-width="0.229cm" draw:marker-end="Arrow" draw:marker-end-width="0.229cm" draw:fill="none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font-size="16.8999996185303pt"/>
    </style:style>
    <style:style style:name="P9" style:family="paragraph">
      <style:paragraph-properties fo:text-align="center"/>
      <style:text-properties fo:font-size="16.8999996185303pt"/>
    </style:style>
    <style:style style:name="P10" style:family="paragraph">
      <style:paragraph-properties fo:text-align="center"/>
      <style:text-properties fo:font-size="7.5pt" style:text-underline-style="none" style:font-size-asian="8pt" style:font-size-complex="8pt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style:paragraph-properties fo:text-align="center"/>
      <style:text-properties fo:font-size="16pt" style:font-size-asian="16pt" style:font-size-complex="16pt"/>
    </style:style>
    <style:style style:name="P13" style:family="paragraph">
      <style:paragraph-properties fo:text-align="center"/>
      <style:text-properties fo:font-size="7.5pt" style:text-underline-style="solid" style:text-underline-width="auto" style:text-underline-color="font-color" style:font-size-asian="8pt" style:font-size-complex="8pt"/>
    </style:style>
    <style:style style:name="P14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15" style:family="paragraph">
      <style:paragraph-properties fo:text-align="end"/>
    </style:style>
    <style:style style:name="P16" style:family="paragraph">
      <style:paragraph-properties fo:text-align="end"/>
      <style:text-properties fo:font-size="12pt" style:font-size-asian="12pt" style:font-size-complex="12pt"/>
    </style:style>
    <style:style style:name="P17" style:family="paragraph">
      <style:paragraph-properties fo:text-align="start"/>
    </style:style>
    <style:style style:name="P18" style:family="paragraph">
      <style:paragraph-properties fo:text-align="end"/>
      <style:text-properties fo:font-size="7pt" style:font-size-asian="7pt" style:font-size-complex="7pt"/>
    </style:style>
    <style:style style:name="P19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20" style:family="paragraph">
      <style:paragraph-properties fo:text-align="start"/>
      <style:text-properties fo:font-size="7pt" style:font-size-asian="7pt" style:font-size-complex="7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6.8999996185303pt"/>
    </style:style>
    <style:style style:name="T7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8" style:family="text">
      <style:text-properties fo:font-size="8pt" style:text-underline-style="none" style:font-size-asian="8pt" style:font-size-complex="8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4pt" style:text-underline-style="none" style:font-size-asian="14pt" style:font-size-complex="14pt"/>
    </style:style>
    <style:style style:name="T11" style:family="text">
      <style:text-properties fo:font-size="14pt" fo:font-style="italic" style:font-size-asian="14pt" style:font-style-asian="italic" style:font-size-complex="14pt" style:font-style-complex="italic"/>
    </style:style>
    <style:style style:name="T12" style:family="text">
      <style:text-properties fo:font-size="7pt" style:font-size-asian="7pt" style:font-size-complex="7pt"/>
    </style:style>
    <style:style style:name="T13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2.7cm" svg:height="6.35cm" svg:x="4.175cm" svg:y="3.222cm" draw:corner-radius="0.254cm">
          <text:p/>
        </draw:rect>
        <draw:rect draw:style-name="gr2" draw:text-style-name="P1" draw:layer="layout" svg:width="2.54cm" svg:height="2.54cm" svg:x="8.62cm" svg:y="6.08cm" draw:corner-radius="0.254cm">
          <text:p text:style-name="P2"><text:span text:style-name="T1">PSoC 4245</text:span></text:p>
          <text:p text:style-name="P2"><text:span text:style-name="T1">Processor</text:span></text:p>
        </draw:rect>
        <draw:rect draw:style-name="gr2" draw:text-style-name="P1" draw:layer="layout" svg:width="2.54cm" svg:height="1.27cm" svg:x="4.81cm" svg:y="5.762cm" draw:corner-radius="0.254cm">
          <text:p text:style-name="P2"><text:span text:style-name="T1">User Port</text:span></text:p>
        </draw:rect>
        <draw:rect draw:style-name="gr2" draw:text-style-name="P1" draw:layer="layout" svg:width="2.54cm" svg:height="1.27cm" svg:x="4.81cm" svg:y="7.667cm" draw:corner-radius="0.254cm">
          <text:p text:style-name="P2"><text:span text:style-name="T1">Expansion</text:span></text:p>
          <text:p text:style-name="P2"><text:span text:style-name="T1">Port</text:span></text:p>
        </draw:rect>
        <draw:rect draw:style-name="gr2" draw:text-style-name="P1" draw:layer="layout" svg:width="2.54cm" svg:height="2.54cm" svg:x="13.7cm" svg:y="6.08cm" draw:corner-radius="0.254cm">
          <text:p text:style-name="P2"><text:span text:style-name="T1">DRV8835</text:span></text:p>
          <text:p text:style-name="P2"><text:span text:style-name="T1">H-Bridge</text:span></text:p>
          <text:p text:style-name="P2"><text:span text:style-name="T1">Driver</text:span></text:p>
          <text:p text:style-name="P2"><text:span text:style-name="T1">(Dual)</text:span></text:p>
        </draw:rect>
        <draw:rect draw:style-name="gr2" draw:text-style-name="P1" draw:layer="layout" svg:width="1.905cm" svg:height="1.27cm" svg:x="8.937cm" svg:y="4.175cm" draw:corner-radius="0.254cm">
          <text:p text:style-name="P2"><text:span text:style-name="T1">3.3V</text:span></text:p>
          <text:p text:style-name="P2"><text:span text:style-name="T1">Reg</text:span></text:p>
        </draw:rect>
        <draw:frame draw:style-name="gr3" draw:text-style-name="P3" draw:layer="layout" svg:width="1.905cm" svg:height="0.952cm" svg:x="1.635cm" svg:y="3.223cm">
          <draw:text-box>
            <text:p><text:span text:style-name="T1">Power</text:span></text:p>
          </draw:text-box>
        </draw:frame>
        <draw:line draw:style-name="gr4" draw:text-style-name="P2" draw:layer="layout" svg:x1="14.97cm" svg:y1="3.54cm" svg:x2="14.97cm" svg:y2="6.08cm">
          <text:p/>
        </draw:line>
        <draw:line draw:style-name="gr4" draw:text-style-name="P2" draw:layer="layout" svg:x1="9.89cm" svg:y1="5.445cm" svg:x2="9.89cm" svg:y2="6.08cm">
          <text:p/>
        </draw:line>
        <draw:line draw:style-name="gr4" draw:text-style-name="P2" draw:layer="layout" svg:x1="9.89cm" svg:y1="3.54cm" svg:x2="9.89cm" svg:y2="4.175cm">
          <text:p/>
        </draw:line>
        <draw:line draw:style-name="gr5" draw:text-style-name="P2" draw:layer="layout" svg:x1="3.54cm" svg:y1="3.54cm" svg:x2="14.97cm" svg:y2="3.54cm">
          <text:p/>
        </draw:line>
        <draw:line draw:style-name="gr4" draw:text-style-name="P2" draw:layer="layout" svg:x1="11.16cm" svg:y1="7.35cm" svg:x2="13.7cm" svg:y2="7.35cm">
          <text:p/>
        </draw:line>
        <draw:line draw:style-name="gr6" draw:text-style-name="P2" draw:layer="layout" svg:x1="7.35cm" svg:y1="6.397cm" svg:x2="8.62cm" svg:y2="6.397cm">
          <text:p/>
        </draw:line>
        <draw:line draw:style-name="gr6" draw:text-style-name="P2" draw:layer="layout" svg:x1="7.35cm" svg:y1="8.302cm" svg:x2="8.62cm" svg:y2="8.302cm">
          <text:p/>
        </draw:line>
        <draw:frame draw:style-name="gr3" draw:text-style-name="P3" draw:layer="layout" svg:width="1.905cm" svg:height="0.952cm" svg:x="1.635cm" svg:y="6.08cm">
          <draw:text-box>
            <text:p><text:span text:style-name="T1">Project</text:span></text:p>
          </draw:text-box>
        </draw:frame>
        <draw:frame draw:style-name="gr3" draw:text-style-name="P3" draw:layer="layout" svg:width="2.223cm" svg:height="1.199cm" svg:x="1.635cm" svg:y="7.738cm">
          <draw:text-box>
            <text:p><text:span text:style-name="T1">Optional</text:span><text:span text:style-name="T1"><text:line-break/></text:span><text:span text:style-name="T1">Slaves</text:span></text:p>
          </draw:text-box>
        </draw:frame>
        <draw:line draw:style-name="gr6" draw:text-style-name="P2" draw:layer="layout" svg:x1="3.54cm" svg:y1="6.397cm" svg:x2="4.81cm" svg:y2="6.397cm">
          <text:p/>
        </draw:line>
        <draw:line draw:style-name="gr6" draw:text-style-name="P2" draw:layer="layout" svg:x1="3.54cm" svg:y1="8.302cm" svg:x2="4.81cm" svg:y2="8.302cm">
          <text:p/>
        </draw:line>
        <draw:line draw:style-name="gr4" draw:text-style-name="P2" draw:layer="layout" svg:x1="16.24cm" svg:y1="6.715cm" svg:x2="17.51cm" svg:y2="6.715cm">
          <text:p/>
        </draw:line>
        <draw:line draw:style-name="gr4" draw:text-style-name="P2" draw:layer="layout" svg:x1="16.24cm" svg:y1="7.985cm" svg:x2="17.51cm" svg:y2="7.985cm">
          <text:p/>
        </draw:line>
        <draw:frame draw:style-name="gr3" draw:text-style-name="P3" draw:layer="layout" svg:width="1.905cm" svg:height="0.952cm" svg:x="17.827cm" svg:y="6.398cm">
          <draw:text-box>
            <text:p><text:span text:style-name="T1">Motor</text:span></text:p>
          </draw:text-box>
        </draw:frame>
        <draw:frame draw:style-name="gr3" draw:text-style-name="P3" draw:layer="layout" svg:width="1.905cm" svg:height="0.952cm" svg:x="17.827cm" svg:y="7.667cm">
          <draw:text-box>
            <text:p><text:span text:style-name="T1">Motor</text:span></text:p>
          </draw:text-box>
        </draw:frame>
        <draw:frame draw:style-name="gr3" draw:text-style-name="P3" draw:layer="layout" svg:width="6.985cm" svg:height="0.952cm" svg:x="9.572cm" svg:y="8.937cm">
          <draw:text-box>
            <text:p><text:span text:style-name="T1">Serial Controlled Motor Driver</text:span></text:p>
          </draw:text-box>
        </draw:frame>
      </draw:page>
      <draw:page draw:name="page2" draw:style-name="dp1" draw:master-page-name="Default">
        <draw:rect draw:style-name="gr7" draw:text-style-name="P1" draw:layer="layout" svg:width="4.445cm" svg:height="2.539cm" svg:x="4.175cm" svg:y="14.97cm" draw:corner-radius="0.254cm">
          <text:p text:style-name="P2"><text:span text:style-name="T1">Serial Controlled</text:span></text:p>
          <text:p text:style-name="P2"><text:span text:style-name="T1">Motor Driver</text:span></text:p>
          <text:p text:style-name="P2"><text:span text:style-name="T1">(Master)</text:span></text:p>
        </draw:rect>
        <draw:line draw:style-name="gr4" draw:text-style-name="P2" draw:layer="layout" svg:x1="6.397cm" svg:y1="14.335cm" svg:x2="6.397cm" svg:y2="14.97cm">
          <text:p/>
        </draw:line>
        <draw:line draw:style-name="gr5" draw:text-style-name="P2" draw:layer="layout" svg:x1="3.857cm" svg:y1="14.335cm" svg:x2="17.192cm" svg:y2="14.335cm">
          <text:p/>
        </draw:line>
        <draw:line draw:style-name="gr6" draw:text-style-name="P2" draw:layer="layout" svg:x1="5.127cm" svg:y1="19.732cm" svg:x2="5.127cm" svg:y2="17.51cm">
          <text:p/>
        </draw:line>
        <draw:rect draw:style-name="gr7" draw:text-style-name="P1" draw:layer="layout" svg:width="4.445cm" svg:height="2.539cm" svg:x="9.572cm" svg:y="14.97cm" draw:corner-radius="0.254cm">
          <text:p text:style-name="P2"><text:span text:style-name="T1">Serial Controlled</text:span></text:p>
          <text:p text:style-name="P2"><text:span text:style-name="T1">Motor Driver</text:span></text:p>
          <text:p text:style-name="P2"><text:span text:style-name="T1">(Slave)</text:span></text:p>
        </draw:rect>
        <draw:rect draw:style-name="gr7" draw:text-style-name="P1" draw:layer="layout" svg:width="4.445cm" svg:height="2.539cm" svg:x="14.97cm" svg:y="14.97cm" draw:corner-radius="0.254cm">
          <text:p text:style-name="P2"><text:span text:style-name="T1">Serial Controlled</text:span></text:p>
          <text:p text:style-name="P2"><text:span text:style-name="T1">Motor Driver</text:span></text:p>
          <text:p text:style-name="P2"><text:span text:style-name="T1">(Slave)</text:span></text:p>
        </draw:rect>
        <draw:line draw:style-name="gr4" draw:text-style-name="P2" draw:layer="layout" svg:x1="11.795cm" svg:y1="14.335cm" svg:x2="11.795cm" svg:y2="14.97cm">
          <text:p/>
        </draw:line>
        <draw:line draw:style-name="gr4" draw:text-style-name="P2" draw:layer="layout" svg:x1="17.192cm" svg:y1="14.335cm" svg:x2="17.192cm" svg:y2="14.97cm">
          <text:p/>
        </draw:line>
        <draw:frame draw:style-name="gr3" draw:text-style-name="P3" draw:layer="layout" svg:width="1.905cm" svg:height="0.952cm" svg:x="7.985cm" svg:y="13.7cm">
          <draw:text-box>
            <text:p><text:span text:style-name="T1">Power</text:span></text:p>
          </draw:text-box>
        </draw:frame>
        <draw:frame draw:style-name="gr3" draw:text-style-name="P3" draw:layer="layout" svg:width="1.905cm" svg:height="0.952cm" svg:x="4.492cm" svg:y="16.875cm">
          <draw:text-box>
            <text:p><text:span text:style-name="T1">User</text:span></text:p>
          </draw:text-box>
        </draw:frame>
        <draw:frame draw:style-name="gr3" draw:text-style-name="P3" draw:layer="layout" svg:width="1.587cm" svg:height="0.952cm" svg:x="7.032cm" svg:y="16.875cm">
          <draw:text-box>
            <text:p><text:span text:style-name="T1">Exp.</text:span></text:p>
          </draw:text-box>
        </draw:frame>
        <draw:line draw:style-name="gr5" draw:text-style-name="P2" draw:layer="layout" svg:x1="7.032cm" svg:y1="19.097cm" svg:x2="19.097cm" svg:y2="19.097cm">
          <text:p/>
        </draw:line>
        <draw:line draw:style-name="gr4" draw:text-style-name="P2" draw:layer="layout" svg:x1="12.747cm" svg:y1="18.78cm" svg:x2="12.747cm" svg:y2="17.51cm">
          <text:p/>
        </draw:line>
        <draw:line draw:style-name="gr5" draw:text-style-name="P2" draw:layer="layout" svg:x1="7.985cm" svg:y1="18.78cm" svg:x2="12.747cm" svg:y2="18.78cm">
          <text:p/>
        </draw:line>
        <draw:line draw:style-name="gr5" draw:text-style-name="P2" draw:layer="layout" svg:x1="7.985cm" svg:y1="18.78cm" svg:x2="7.985cm" svg:y2="17.51cm">
          <text:p/>
        </draw:line>
        <draw:line draw:style-name="gr4" draw:text-style-name="P2" draw:layer="layout" svg:x1="18.145cm" svg:y1="18.78cm" svg:x2="18.145cm" svg:y2="17.51cm">
          <text:p/>
        </draw:line>
        <draw:line draw:style-name="gr5" draw:text-style-name="P2" draw:layer="layout" svg:x1="13.382cm" svg:y1="18.78cm" svg:x2="18.145cm" svg:y2="18.78cm">
          <text:p/>
        </draw:line>
        <draw:line draw:style-name="gr5" draw:text-style-name="P2" draw:layer="layout" svg:x1="13.382cm" svg:y1="18.78cm" svg:x2="13.382cm" svg:y2="17.51cm">
          <text:p/>
        </draw:line>
        <draw:frame draw:style-name="gr3" draw:text-style-name="P3" draw:layer="layout" svg:width="1.587cm" svg:height="0.952cm" svg:x="12.43cm" svg:y="16.875cm">
          <draw:text-box>
            <text:p><text:span text:style-name="T1">Exp.</text:span></text:p>
          </draw:text-box>
        </draw:frame>
        <draw:frame draw:style-name="gr3" draw:text-style-name="P3" draw:layer="layout" svg:width="1.587cm" svg:height="0.952cm" svg:x="17.827cm" svg:y="16.875cm">
          <draw:text-box>
            <text:p><text:span text:style-name="T1">Exp.</text:span></text:p>
          </draw:text-box>
        </draw:frame>
        <draw:line draw:style-name="gr6" draw:text-style-name="P2" draw:layer="layout" svg:x1="7.667cm" svg:y1="19.097cm" svg:x2="7.667cm" svg:y2="17.51cm">
          <text:p/>
        </draw:line>
        <draw:line draw:style-name="gr6" draw:text-style-name="P2" draw:layer="layout" svg:x1="13.065cm" svg:y1="19.097cm" svg:x2="13.065cm" svg:y2="17.51cm">
          <text:p/>
        </draw:line>
        <draw:line draw:style-name="gr6" draw:text-style-name="P2" draw:layer="layout" svg:x1="18.462cm" svg:y1="19.097cm" svg:x2="18.462cm" svg:y2="17.51cm">
          <text:p/>
        </draw:line>
        <draw:frame draw:style-name="gr3" draw:text-style-name="P3" draw:layer="layout" svg:width="2.858cm" svg:height="0.952cm" svg:x="8.937cm" svg:y="18.145cm">
          <draw:text-box>
            <text:p><text:span text:style-name="T1">Config Pins</text:span></text:p>
          </draw:text-box>
        </draw:frame>
        <draw:frame draw:style-name="gr3" draw:text-style-name="P3" draw:layer="layout" svg:width="2.858cm" svg:height="0.952cm" svg:x="14.334cm" svg:y="18.145cm">
          <draw:text-box>
            <text:p><text:span text:style-name="T1">Config Pins</text:span></text:p>
          </draw:text-box>
        </draw:frame>
        <draw:frame draw:style-name="gr3" draw:text-style-name="P3" draw:layer="layout" svg:width="2.858cm" svg:height="1.199cm" svg:x="11.795cm" svg:y="19.097cm">
          <draw:text-box>
            <text:p text:style-name="P2"><text:span text:style-name="T1">Expansion</text:span></text:p>
            <text:p text:style-name="P2"><text:span text:style-name="T1">I2C bus</text:span></text:p>
          </draw:text-box>
        </draw:frame>
        <draw:line draw:style-name="gr5" draw:text-style-name="P2" draw:layer="layout" svg:x1="3.857cm" svg:y1="14.335cm" svg:x2="3.857cm" svg:y2="19.732cm">
          <text:p/>
        </draw:line>
        <draw:rect draw:style-name="gr8" draw:text-style-name="P1" draw:layer="layout" svg:width="3.175cm" svg:height="0.952cm" svg:x="2.905cm" svg:y="19.733cm" draw:corner-radius="0.254cm">
          <text:p text:style-name="P2"><text:span text:style-name="T1">User Project</text:span></text:p>
        </draw:rect>
      </draw:page>
      <draw:page draw:name="page3" draw:style-name="dp1" draw:master-page-name="Default">
        <draw:rect draw:style-name="gr9" draw:text-style-name="P1" draw:layer="layout" svg:width="4.128cm" svg:height="6.032cm" svg:x="8.938cm" svg:y="8.303cm" draw:corner-radius="0.254cm">
          <text:p/>
        </draw:rect>
        <draw:custom-shape draw:style-name="gr10" draw:text-style-name="P4" draw:layer="layout" svg:width="2.54cm" svg:height="2.54cm" svg:x="4.811cm" svg:y="9.89cm">
          <text:p text:style-name="P2"><text:span text:style-name="T2">Configurable</text:span></text:p>
          <text:p text:style-name="P2"><text:span text:style-name="T2">User serial</text:span></text:p>
          <text:p text:style-name="P2"><text:span text:style-name="T2">contro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1" draw:text-style-name="P1" draw:layer="layout" svg:width="1.905cm" svg:height="3.809cm" svg:x="10.843cm" svg:y="10.207cm" draw:corner-radius="0.254cm">
          <text:p text:style-name="P2"><text:span text:style-name="T1">Memory</text:span></text:p>
        </draw:rect>
        <draw:custom-shape draw:style-name="gr10" draw:text-style-name="P4" draw:layer="layout" svg:width="2.54cm" svg:height="2.54cm" svg:x="10.526cm" svg:y="16.24cm">
          <text:p text:style-name="P2"><text:span text:style-name="T2">Enumeration</text:span></text:p>
          <text:p text:style-name="P2"><text:span text:style-name="T2">state machine</text:span></text:p>
          <text:p text:style-name="P2"><text:span text:style-name="T2">as mas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2.54cm" svg:height="2.54cm" svg:x="14.653cm" svg:y="16.24cm">
          <text:p text:style-name="P2"><text:span text:style-name="T2">Expansion</text:span></text:p>
          <text:p text:style-name="P2"><text:span text:style-name="T2">I2C interface</text:span></text:p>
          <text:p text:style-name="P2"><text:span text:style-name="T2">as mas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" draw:layer="layout" svg:width="4.763cm" svg:height="1.588cm" svg:x="8.938cm" svg:y="8.302cm">
          <draw:text-box>
            <text:p><text:span text:style-name="T1">Register access</text:span></text:p>
            <text:p><text:span text:style-name="T1">controller</text:span></text:p>
          </draw:text-box>
        </draw:frame>
        <draw:line draw:style-name="gr13" draw:text-style-name="P2" draw:layer="layout" svg:x1="7.351cm" svg:y1="11.16cm" svg:x2="8.938cm" svg:y2="11.16cm">
          <text:p/>
        </draw:line>
        <draw:line draw:style-name="gr14" draw:text-style-name="P2" draw:layer="layout" svg:x1="11.796cm" svg:y1="14.335cm" svg:x2="11.796cm" svg:y2="16.24cm">
          <text:p/>
        </draw:line>
        <draw:frame draw:style-name="gr15" draw:text-style-name="P3" draw:layer="layout" svg:width="3.176cm" svg:height="1.199cm" svg:x="11.796cm" svg:y="14.723cm">
          <draw:text-box>
            <text:p><text:span text:style-name="T1">Triggers on</text:span></text:p>
            <text:p><text:span text:style-name="T1">changed data</text:span></text:p>
          </draw:text-box>
        </draw:frame>
        <draw:line draw:style-name="gr14" draw:text-style-name="P2" draw:layer="layout" svg:x1="13.066cm" svg:y1="17.51cm" svg:x2="14.653cm" svg:y2="17.51cm">
          <text:p/>
        </draw:line>
        <draw:rect draw:style-name="gr11" draw:text-style-name="P1" draw:layer="layout" svg:width="2.54cm" svg:height="1.586cm" svg:x="4.493cm" svg:y="13.384cm" draw:corner-radius="0.254cm">
          <text:p text:style-name="P2"><text:span text:style-name="T1">Failsafe</text:span></text:p>
          <text:p text:style-name="P2"><text:span text:style-name="T1">Routine</text:span></text:p>
        </draw:rect>
        <draw:line draw:style-name="gr14" draw:text-style-name="P2" draw:layer="layout" svg:x1="6.081cm" svg:y1="12.43cm" svg:x2="6.081cm" svg:y2="13.382cm">
          <text:p/>
        </draw:line>
        <draw:frame draw:style-name="gr16" draw:layer="layout" svg:width="12.065cm" svg:height="2.473cm" svg:x="2.27cm" svg:y="1.952cm">
          <draw:text-box>
            <text:p>Configured as master</text:p>
            <text:p/>
          </draw:text-box>
        </draw:frame>
        <draw:rect draw:style-name="gr11" draw:text-style-name="P5" draw:layer="layout" svg:width="1.588cm" svg:height="0.951cm" svg:x="12.747cm" svg:y="17.829cm" draw:corner-radius="0.254cm">
          <text:p text:style-name="P2"><text:span text:style-name="T3">Periodic</text:span></text:p>
          <text:p text:style-name="P2"><text:span text:style-name="T3">broadcast</text:span></text:p>
        </draw:rect>
        <draw:rect draw:style-name="gr11" draw:text-style-name="P1" draw:layer="layout" svg:width="3.175cm" svg:height="1.586cm" svg:x="8.621cm" svg:y="20.05cm" draw:corner-radius="0.254cm">
          <text:p text:style-name="P2"><text:span text:style-name="T1">PWM drivers</text:span></text:p>
        </draw:rect>
        <draw:rect draw:style-name="gr11" draw:text-style-name="P1" draw:layer="layout" svg:width="2.54cm" svg:height="1.586cm" svg:x="4.492cm" svg:y="13.383cm" draw:corner-radius="0.254cm">
          <text:p text:style-name="P2"><text:span text:style-name="T1">Fail-safe</text:span></text:p>
          <text:p text:style-name="P2"><text:span text:style-name="T1">watchdog</text:span></text:p>
        </draw:rect>
        <draw:line draw:style-name="gr14" draw:text-style-name="P2" draw:layer="layout" svg:x1="11.479cm" svg:y1="18.78cm" svg:x2="11.161cm" svg:y2="20.05cm">
          <text:p/>
        </draw:line>
        <draw:line draw:style-name="gr17" draw:text-style-name="P2" draw:layer="layout" svg:x1="2.587cm" svg:y1="11.16cm" svg:x2="4.81cm" svg:y2="11.159cm">
          <text:p/>
        </draw:line>
        <draw:line draw:style-name="gr17" draw:text-style-name="P2" draw:layer="layout" svg:x1="17.192cm" svg:y1="17.511cm" svg:x2="19.415cm" svg:y2="17.51cm">
          <text:p/>
        </draw:line>
        <draw:frame draw:style-name="gr18" draw:text-style-name="P2" draw:layer="layout" svg:width="3.492cm" svg:height="1.838cm" svg:x="16.875cm" svg:y="17.894cm">
          <draw:text-box>
            <text:p text:style-name="P2">Expansion Bus</text:p>
          </draw:text-box>
        </draw:frame>
        <draw:frame draw:style-name="gr18" draw:text-style-name="P2" draw:layer="layout" svg:width="3.492cm" svg:height="1.838cm" svg:x="1.317cm" svg:y="11.477cm">
          <draw:text-box>
            <text:p text:style-name="P2">User</text:p>
            <text:p text:style-name="P2">Bus</text:p>
          </draw:text-box>
        </draw:frame>
      </draw:page>
      <draw:page draw:name="page4" draw:style-name="dp1" draw:master-page-name="Default">
        <draw:line draw:style-name="gr14" draw:text-style-name="P2" draw:layer="layout" svg:x1="7.032cm" svg:y1="16.875cm" svg:x2="6.079cm" svg:y2="14.97cm">
          <text:p/>
        </draw:line>
        <draw:frame draw:style-name="gr16" draw:layer="layout" svg:width="12.065cm" svg:height="2.473cm" svg:x="2.271cm" svg:y="1.953cm">
          <draw:text-box>
            <text:p>Configured as slave</text:p>
            <text:p/>
          </draw:text-box>
        </draw:frame>
        <draw:rect draw:style-name="gr9" draw:text-style-name="P1" draw:layer="layout" svg:width="4.128cm" svg:height="6.032cm" svg:x="8.936cm" svg:y="8.303cm" draw:corner-radius="0.254cm">
          <text:p/>
        </draw:rect>
        <draw:rect draw:style-name="gr11" draw:text-style-name="P1" draw:layer="layout" svg:width="1.905cm" svg:height="3.809cm" svg:x="10.841cm" svg:y="10.207cm" draw:corner-radius="0.254cm">
          <text:p text:style-name="P2"><text:span text:style-name="T1">Memory</text:span></text:p>
        </draw:rect>
        <draw:custom-shape draw:style-name="gr10" draw:text-style-name="P4" draw:layer="layout" svg:width="2.54cm" svg:height="2.54cm" svg:x="10.524cm" svg:y="16.24cm">
          <text:p text:style-name="P2"><text:span text:style-name="T2">Enumeration</text:span></text:p>
          <text:p text:style-name="P2"><text:span text:style-name="T2">state machine</text:span></text:p>
          <text:p text:style-name="P2"><text:span text:style-name="T2">as sla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2.54cm" svg:height="2.54cm" svg:x="6.08cm" svg:y="16.24cm">
          <text:p text:style-name="P2"><text:span text:style-name="T2">Expansion</text:span></text:p>
          <text:p text:style-name="P2"><text:span text:style-name="T2">I2C interface</text:span></text:p>
          <text:p text:style-name="P2"><text:span text:style-name="T2">as sla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" draw:layer="layout" svg:width="4.763cm" svg:height="1.588cm" svg:x="8.936cm" svg:y="8.302cm">
          <draw:text-box>
            <text:p><text:span text:style-name="T1">Register access</text:span></text:p>
            <text:p><text:span text:style-name="T1">controller</text:span></text:p>
          </draw:text-box>
        </draw:frame>
        <draw:line draw:style-name="gr13" draw:text-style-name="P2" draw:layer="layout" svg:x1="8.302cm" svg:y1="16.557cm" svg:x2="9.572cm" svg:y2="14.335cm">
          <text:p/>
        </draw:line>
        <draw:line draw:style-name="gr13" draw:text-style-name="P2" draw:layer="layout" svg:x1="11.794cm" svg:y1="14.335cm" svg:x2="11.794cm" svg:y2="16.24cm">
          <text:p/>
        </draw:line>
        <draw:frame draw:style-name="gr15" draw:text-style-name="P3" draw:layer="layout" svg:width="3.176cm" svg:height="1.199cm" svg:x="11.794cm" svg:y="14.335cm">
          <draw:text-box>
            <text:p><text:span text:style-name="T1">Triggers on</text:span></text:p>
            <text:p><text:span text:style-name="T1">changed data</text:span></text:p>
          </draw:text-box>
        </draw:frame>
        <draw:rect draw:style-name="gr11" draw:text-style-name="P1" draw:layer="layout" svg:width="2.54cm" svg:height="1.586cm" svg:x="4.491cm" svg:y="13.384cm" draw:corner-radius="0.254cm">
          <text:p text:style-name="P2"><text:span text:style-name="T1">Fail-safe</text:span></text:p>
          <text:p text:style-name="P2"><text:span text:style-name="T1">watchdog</text:span></text:p>
        </draw:rect>
        <draw:rect draw:style-name="gr11" draw:text-style-name="P1" draw:layer="layout" svg:width="3.175cm" svg:height="1.586cm" svg:x="8.62cm" svg:y="20.049cm" draw:corner-radius="0.254cm">
          <text:p text:style-name="P2"><text:span text:style-name="T1">PWM drivers</text:span></text:p>
        </draw:rect>
        <draw:line draw:style-name="gr14" draw:text-style-name="P2" draw:layer="layout" svg:x1="11.478cm" svg:y1="18.779cm" svg:x2="11.16cm" svg:y2="20.049cm">
          <text:p/>
        </draw:line>
        <draw:line draw:style-name="gr17" draw:text-style-name="P2" draw:layer="layout" svg:x1="3.857cm" svg:y1="17.511cm" svg:x2="6.08cm" svg:y2="17.51cm">
          <text:p/>
        </draw:line>
        <draw:frame draw:style-name="gr18" draw:text-style-name="P2" draw:layer="layout" svg:width="3.492cm" svg:height="1.838cm" svg:x="2.27cm" svg:y="17.827cm">
          <draw:text-box>
            <text:p text:style-name="P2">Expansion Bus</text:p>
          </draw:text-box>
        </draw:frame>
        <draw:line draw:style-name="gr14" draw:text-style-name="P2" draw:layer="layout" svg:x1="10.525cm" svg:y1="17.51cm" svg:x2="8.62cm" svg:y2="17.51cm">
          <text:p/>
        </draw:line>
        <draw:frame draw:style-name="gr15" draw:text-style-name="P3" draw:layer="layout" svg:width="1.905cm" svg:height="0.725cm" svg:x="8.937cm" svg:y="17.42cm">
          <draw:text-box>
            <text:p><text:span text:style-name="T1">config</text:span></text:p>
          </draw:text-box>
        </draw:frame>
      </draw:page>
      <draw:page draw:name="page5" draw:style-name="dp1" draw:master-page-name="Default">
        <draw:line draw:style-name="gr19" draw:text-style-name="P2" draw:layer="layout" svg:x1="1.635cm" svg:y1="8.239cm" svg:x2="1.635cm" svg:y2="16.113cm">
          <text:p/>
        </draw:line>
        <draw:frame draw:style-name="gr20" draw:text-style-name="P6" draw:layer="layout" svg:width="2.54cm" svg:height="1.27cm" draw:transform="rotate (-1.57079632679579) translate (2.27cm 6.08cm)">
          <draw:text-box>
            <text:p text:style-name="P2"><text:span text:style-name="T4">Time</text:span></text:p>
          </draw:text-box>
        </draw:frame>
        <draw:frame draw:style-name="gr20" draw:text-style-name="P6" draw:layer="layout" svg:width="2.54cm" svg:height="1.27cm" svg:x="6.588cm" svg:y="3.54cm">
          <draw:text-box>
            <text:p text:style-name="P2"><text:span text:style-name="T4">Action</text:span></text:p>
          </draw:text-box>
        </draw:frame>
        <draw:frame draw:style-name="gr20" draw:text-style-name="P6" draw:layer="layout" svg:width="5.08cm" svg:height="1.27cm" svg:x="2.27cm" svg:y="4.81cm">
          <draw:text-box>
            <text:p text:style-name="P2"><text:span text:style-name="T4">Master</text:span></text:p>
          </draw:text-box>
        </draw:frame>
        <draw:frame draw:style-name="gr20" draw:text-style-name="P6" draw:layer="layout" svg:width="5.08cm" svg:height="1.27cm" svg:x="8.62cm" svg:y="4.81cm">
          <draw:text-box>
            <text:p text:style-name="P2"><text:span text:style-name="T4">Slave 1</text:span></text:p>
          </draw:text-box>
        </draw:frame>
        <draw:frame draw:style-name="gr20" draw:text-style-name="P6" draw:layer="layout" svg:width="5.08cm" svg:height="1.27cm" svg:x="14.97cm" svg:y="4.81cm">
          <draw:text-box>
            <text:p text:style-name="P2"><text:span text:style-name="T4">Slave 2</text:span></text:p>
          </draw:text-box>
        </draw:frame>
        <draw:line draw:style-name="gr21" draw:text-style-name="P2" draw:layer="layout" svg:x1="2.27cm" svg:y1="6.08cm" svg:x2="20.05cm" svg:y2="6.08cm">
          <text:p/>
        </draw:line>
        <draw:line draw:style-name="gr21" draw:text-style-name="P2" draw:layer="layout" svg:x1="9.001cm" svg:y1="4.048cm" svg:x2="20.05cm" svg:y2="4.048cm">
          <text:p/>
        </draw:line>
        <draw:line draw:style-name="gr21" draw:text-style-name="P2" draw:layer="layout" svg:x1="2.27cm" svg:y1="4.048cm" svg:x2="6.715cm" svg:y2="4.048cm">
          <text:p/>
        </draw:line>
        <draw:frame draw:style-name="gr22" draw:text-style-name="P7" draw:layer="layout" svg:width="6.35cm" svg:height="9.131cm" svg:x="2.27cm" svg:y="6.084cm">
          <draw:text-box>
            <text:p><text:span text:style-name="T5">Lower CONFIG_OUT</text:span></text:p>
            <text:p><text:span text:style-name="T5">Config ports</text:span></text:p>
            <text:p><text:span text:style-name="T5">Raise CONFIG_OUT</text:span></text:p>
            <text:p><text:span text:style-name="T5">Poll bus</text:span></text:p>
            <text:p><text:span text:style-name="T5">Send address</text:span></text:p>
            <text:p><text:span text:style-name="T5">Poll bus</text:span></text:p>
            <text:p><text:span text:style-name="T5">Poll bus</text:span></text:p>
            <text:p><text:span text:style-name="T5">Poll bus</text:span></text:p>
            <text:p><text:span text:style-name="T5">Send Addr</text:span></text:p>
            <text:p><text:span text:style-name="T5">Poll bus</text:span></text:p>
            <text:p><text:span text:style-name="T5">Poll bus</text:span></text:p>
            <text:p><text:span text:style-name="T5">Poll bus</text:span></text:p>
            <text:p><text:span text:style-name="T5">(…)</text:span></text:p>
            <text:p><text:span text:style-name="T5">Poll bus</text:span></text:p>
            <text:p><text:span text:style-name="T5">Give up</text:span></text:p>
            <text:p><text:span text:style-name="T5">RUN</text:span></text:p>
          </draw:text-box>
        </draw:frame>
        <draw:frame draw:style-name="gr22" draw:text-style-name="P7" draw:layer="layout" svg:width="6.35cm" svg:height="7.997cm" svg:x="8.62cm" svg:y="6.08cm">
          <draw:text-box>
            <text:p><text:span text:style-name="T5">Config ports</text:span></text:p>
            <text:p><text:span text:style-name="T5"/></text:p>
            <text:p><text:span text:style-name="T5">CONFIG_IN detect</text:span></text:p>
            <text:p><text:span text:style-name="T5">Respond</text:span></text:p>
            <text:p><text:span text:style-name="T5">Get address</text:span></text:p>
            <text:p><text:span text:style-name="T5">Raise CONFIG_OUT</text:span></text:p>
            <text:p><text:span text:style-name="T5">RUN</text:span></text:p>
          </draw:text-box>
        </draw:frame>
        <draw:frame draw:style-name="gr22" draw:text-style-name="P7" draw:layer="layout" svg:width="6.35cm" svg:height="7.997cm" svg:x="15.013cm" svg:y="6.093cm">
          <draw:text-box>
            <text:p><text:span text:style-name="T5">Config ports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CONFIG_IN detect</text:span></text:p>
            <text:p><text:span text:style-name="T5"/></text:p>
            <text:p><text:span text:style-name="T5">Respond</text:span></text:p>
            <text:p><text:span text:style-name="T5">Get address</text:span></text:p>
            <text:p><text:span text:style-name="T5">Raise CONFIG_OUT</text:span></text:p>
            <text:p><text:span text:style-name="T5">RUN</text:span></text:p>
            <text:p><text:span text:style-name="T5"/></text:p>
          </draw:text-box>
        </draw:frame>
        <draw:line draw:style-name="gr19" draw:text-style-name="P2" draw:layer="layout" svg:x1="7.35cm" svg:y1="7.604cm" svg:x2="8.62cm" svg:y2="7.604cm">
          <text:p/>
        </draw:line>
        <draw:line draw:style-name="gr19" draw:text-style-name="P2" draw:layer="layout" svg:x1="8.62cm" svg:y1="8.112cm" svg:x2="4.556cm" svg:y2="8.112cm">
          <text:p/>
        </draw:line>
        <draw:line draw:style-name="gr19" draw:text-style-name="P2" draw:layer="layout" svg:x1="5.699cm" svg:y1="8.747cm" svg:x2="8.62cm" svg:y2="8.747cm">
          <text:p/>
        </draw:line>
        <draw:line draw:style-name="gr19" draw:text-style-name="P2" draw:layer="layout" svg:x1="13.7cm" svg:y1="9.255cm" svg:x2="14.97cm" svg:y2="9.255cm">
          <text:p/>
        </draw:line>
        <draw:line draw:style-name="gr19" draw:text-style-name="P2" draw:layer="layout" svg:x1="4.556cm" svg:y1="10.398cm" svg:x2="14.97cm" svg:y2="10.398cm">
          <text:p/>
        </draw:line>
        <draw:line draw:style-name="gr19" draw:text-style-name="P2" draw:layer="layout" svg:x1="5.064cm" svg:y1="10.906cm" svg:x2="14.97cm" svg:y2="10.906cm">
          <text:p/>
        </draw:line>
        <draw:line draw:style-name="gr21" draw:text-style-name="P2" draw:layer="layout" svg:x1="1.635cm" svg:y1="4.429cm" svg:x2="1.635cm" svg:y2="6.588cm">
          <text:p/>
        </draw:line>
        <draw:frame draw:style-name="gr23" draw:text-style-name="P8" draw:layer="layout" svg:width="11.43cm" svg:height="1.189cm" svg:x="1cm" svg:y="1cm">
          <draw:text-box>
            <text:p><text:span text:style-name="T6">General slave discovery handshaking</text:span></text:p>
          </draw:text-box>
        </draw:frame>
      </draw:page>
      <draw:page draw:name="page6" draw:style-name="dp1" draw:master-page-name="Default">
        <draw:frame draw:style-name="gr23" draw:text-style-name="P8" draw:layer="layout" svg:width="11.95cm" svg:height="1.189cm" svg:x="2.307cm" svg:y="2.188cm">
          <draw:text-box>
            <text:p>Slave address acquisition state machine</text:p>
          </draw:text-box>
        </draw:frame>
        <draw:path draw:style-name="gr24" draw:text-style-name="P2" draw:layer="layout" svg:width="2.957cm" svg:height="0.93cm" draw:transform="skewX (-0.656767397525342) rotate (0.354476371079981) translate (3.3055035162229cm 8.1228679507129cm)" svg:viewBox="0 0 2958 931" svg:d="m0 931c1071-582 1955-882 2958-931">
          <text:p/>
        </draw:path>
        <draw:ellipse draw:style-name="gr25" draw:text-style-name="P9" draw:layer="layout" svg:width="3.801cm" svg:height="3.81cm" svg:x="1.644cm" svg:y="8.62cm">
          <text:p text:style-name="P2"><text:span text:style-name="T6">IDLE</text:span></text:p>
        </draw:ellipse>
        <draw:ellipse draw:style-name="gr25" draw:text-style-name="P9" draw:layer="layout" svg:width="3.801cm" svg:height="3.81cm" svg:x="6.08cm" svg:y="4.81cm">
          <text:p text:style-name="P2"><text:span text:style-name="T6">WaitForSync</text:span></text:p>
        </draw:ellipse>
        <draw:ellipse draw:style-name="gr25" draw:text-style-name="P9" draw:layer="layout" svg:width="3.801cm" svg:height="3.81cm" svg:x="12.749cm" svg:y="8.123cm">
          <text:p text:style-name="P2"><text:span text:style-name="T6">WaitForAddr</text:span></text:p>
        </draw:ellipse>
        <draw:ellipse draw:style-name="gr25" draw:text-style-name="P9" draw:layer="layout" svg:width="3.801cm" svg:height="3.81cm" svg:x="10.333cm" svg:y="14.359cm">
          <text:p text:style-name="P2"><text:span text:style-name="T6">Done</text:span></text:p>
        </draw:ellipse>
        <draw:path draw:style-name="gr24" draw:text-style-name="P2" draw:layer="layout" svg:width="5.1cm" svg:height="2.863cm" draw:transform="skewX (-0.656767397525342) rotate (1.92527269787458) translate (11.6604950369506cm 11.4987039331741cm)" svg:viewBox="0 0 5101 2864" svg:d="m5101 0c-1037 790-2585 2083-5101 2864">
          <text:p/>
        </draw:path>
        <draw:frame draw:style-name="gr26" draw:text-style-name="P10" draw:layer="layout" svg:width="4.256cm" svg:height="1.205cm" svg:x="11.476cm" svg:y="6.461cm">
          <draw:text-box>
            <text:p text:style-name="P2"><text:span text:style-name="T7">CONFIG_IN pin = 1</text:span></text:p>
            <text:p text:style-name="P2"><text:span text:style-name="T8">Set slave addr to 0x4A</text:span></text:p>
            <text:p text:style-name="P2"><text:span text:style-name="T8"/></text:p>
          </draw:text-box>
        </draw:frame>
        <draw:path draw:style-name="gr24" draw:text-style-name="P2" draw:layer="layout" svg:width="4.566cm" svg:height="2.784cm" draw:transform="skewX (-0.656767397525342) rotate (0.354476371079981) translate (10.8892595799618cm 13.4290836013591cm)" svg:viewBox="0 0 4567 2785" svg:d="m4567 0c-1380 1692-3269 2440-4567 2785">
          <text:p/>
        </draw:path>
        <draw:path draw:style-name="gr24" draw:text-style-name="P2" draw:layer="layout" svg:width="1.778cm" svg:height="1.75cm" draw:transform="skewX (0.0188495559215352) rotate (-0.646295422014564) translate (10.1017911790356cm 13.2762721452188cm)" svg:viewBox="0 0 1779 1751" svg:d="m1779 296c-2340-1324-2347 2287-167 1274">
          <text:p/>
        </draw:path>
        <draw:frame draw:style-name="gr26" draw:text-style-name="P10" draw:layer="layout" svg:width="4.256cm" svg:height="1.205cm" svg:x="11.402cm" svg:y="12.509cm">
          <draw:text-box>
            <text:p text:style-name="P2"><text:span text:style-name="T7">Slave addr no longer 0x4A</text:span></text:p>
            <text:p text:style-name="P2"><text:span text:style-name="T8">Set CONFIG_OUT = 1</text:span></text:p>
            <text:p text:style-name="P2"><text:span text:style-name="T8"/></text:p>
          </draw:text-box>
        </draw:frame>
        <draw:frame draw:style-name="gr26" draw:text-style-name="P10" draw:layer="layout" svg:width="4.256cm" svg:height="1.523cm" svg:x="5.879cm" svg:y="13.089cm">
          <draw:text-box>
            <text:p text:style-name="P2"><text:span text:style-name="T7">CONFIG_IN = 1</text:span></text:p>
            <text:p text:style-name="P2"><text:span text:style-name="T8">Apply latest drive levels</text:span></text:p>
            <text:p text:style-name="P2"><text:span text:style-name="T8"/></text:p>
            <text:p text:style-name="P2"><text:span text:style-name="T8"/></text:p>
          </draw:text-box>
        </draw:frame>
        <draw:frame draw:style-name="gr26" draw:text-style-name="P10" draw:layer="layout" svg:width="4.256cm" svg:height="1.523cm" svg:x="6.006cm" svg:y="17.534cm">
          <draw:text-box>
            <text:p text:style-name="P2"><text:span text:style-name="T7">CONFIG_IN = 0</text:span></text:p>
            <text:p text:style-name="P2"><text:span text:style-name="T8">Wait 1 second</text:span></text:p>
            <text:p text:style-name="P2"><text:span text:style-name="T8">SoftwareReset();</text:span></text:p>
            <text:p text:style-name="P2"><text:span text:style-name="T8"/></text:p>
          </draw:text-box>
        </draw:frame>
        <draw:path draw:style-name="gr24" draw:text-style-name="P2" draw:layer="layout" svg:width="3.698cm" svg:height="0.377cm" draw:transform="skewX (-0.656767397525342) rotate (0.354476371079981) translate (7.595cm 19.058cm)" svg:viewBox="0 0 3699 378" svg:d="m3699 21c-1326 450-2678 508-3699-21">
          <text:p/>
        </draw:path>
      </draw:page>
      <draw:page draw:name="page7" draw:style-name="dp1" draw:master-page-name="Default">
        <draw:frame draw:style-name="gr23" draw:text-style-name="P8" draw:layer="layout" svg:width="11.95cm" svg:height="1.189cm" svg:x="2.307cm" svg:y="2.188cm">
          <draw:text-box>
            <text:p><text:span text:style-name="T6">Master address enumeration state machine</text:span></text:p>
          </draw:text-box>
        </draw:frame>
        <draw:path draw:style-name="gr24" draw:text-style-name="P2" draw:layer="layout" svg:width="2.957cm" svg:height="0.93cm" draw:transform="skewX (-0.656767397525342) rotate (0.354476371079981) translate (3.3055035162229cm 8.1228679507129cm)" svg:viewBox="0 0 2958 931" svg:d="m0 931c1071-582 1955-882 2958-931">
          <text:p/>
        </draw:path>
        <draw:ellipse draw:style-name="gr25" draw:text-style-name="P11" draw:layer="layout" svg:width="3.801cm" svg:height="3.81cm" svg:x="1.644cm" svg:y="8.62cm">
          <text:p text:style-name="P2"><text:span text:style-name="T9">IDLE</text:span></text:p>
          <text:p text:style-name="P2"><text:span text:style-name="T5">(configure</text:span></text:p>
          <text:p text:style-name="P2"><text:span text:style-name="T5">Local regs)</text:span></text:p>
        </draw:ellipse>
        <draw:ellipse draw:style-name="gr25" draw:text-style-name="P11" draw:layer="layout" svg:width="3.801cm" svg:height="3.81cm" svg:x="6.08cm" svg:y="4.81cm">
          <text:p text:style-name="P2"><text:span text:style-name="T9">PollDefault</text:span><text:span text:style-name="T5"><text:line-break/></text:span><text:span text:style-name="T10">Read remote</text:span></text:p>
          <text:p text:style-name="P2"><text:span text:style-name="T10">address reg</text:span></text:p>
        </draw:ellipse>
        <draw:path draw:style-name="gr24" draw:text-style-name="P2" draw:layer="layout" svg:width="7.257cm" svg:height="3.63cm" draw:transform="skewX (-0.656767397525342) rotate (1.92527269787458) translate (12.2822470067246cm 12.7597583150068cm)" svg:viewBox="0 0 7258 3631" svg:d="m7258 0c-2752 2175-5200 3371-7258 3631">
          <text:p/>
        </draw:path>
        <draw:path draw:style-name="gr24" draw:text-style-name="P2" draw:layer="layout" svg:width="1.892cm" svg:height="1.605cm" draw:transform="skewX (0.148702052269889) rotate (0.730769357809888) translate (15.2002770574769cm 13.3415403167998cm)" svg:viewBox="0 0 1893 1606" svg:d="m1893 0c-261 922-1004 1557-1893 1606">
          <text:p/>
        </draw:path>
        <draw:path draw:style-name="gr24" draw:text-style-name="P2" draw:layer="layout" svg:width="1.201cm" svg:height="1.349cm" draw:transform="skewX (0.0190240888467346) rotate (2.49529723157582) translate (17.0227511121852cm 18.3271543625801cm)" svg:viewBox="0 0 1202 1350" svg:d="m1028 0c-1587 5-1184 1693 174 1287">
          <text:p/>
        </draw:path>
        <draw:frame draw:style-name="gr26" draw:text-style-name="P10" draw:layer="layout" svg:width="4.256cm" svg:height="1.205cm" svg:x="1.189cm" svg:y="7.034cm">
          <draw:text-box>
            <text:p text:style-name="P2"><text:span text:style-name="T7"><text:s text:c="9"/></text:span><text:span text:style-name="T7">1 <text:s text:c="6"/></text:span></text:p>
            <text:p text:style-name="P2"><text:span text:style-name="T8">CONFIG_OUT = 1</text:span></text:p>
            <text:p text:style-name="P2"><text:span text:style-name="T8"/></text:p>
          </draw:text-box>
        </draw:frame>
        <draw:path draw:style-name="gr24" draw:text-style-name="P2" draw:layer="layout" svg:width="6.645cm" svg:height="3.568cm" draw:transform="skewX (-0.656767397525342) rotate (-1.2163199557158) translate (11.3932774727002cm 4.41946198319205cm)" svg:viewBox="0 0 6646 3569" svg:d="m6646 0c-2753 2175-4622 3101-6646 3569">
          <text:p/>
        </draw:path>
        <draw:frame draw:style-name="gr26" draw:text-style-name="P10" draw:layer="layout" svg:width="4.256cm" svg:height="1.523cm" svg:x="9.763cm" svg:y="8.366cm">
          <draw:text-box>
            <text:p text:style-name="P2"><text:span text:style-name="T8">No response</text:span></text:p>
            <text:p text:style-name="P2"><text:span text:style-name="T7">Poll count &lt; 200</text:span></text:p>
            <text:p text:style-name="P2"><text:span text:style-name="T8">Increment poll count</text:span></text:p>
            <text:p text:style-name="P2"><text:span text:style-name="T8"/></text:p>
          </draw:text-box>
        </draw:frame>
        <draw:frame draw:style-name="gr26" draw:text-style-name="P10" draw:layer="layout" svg:width="4.256cm" svg:height="1.205cm" svg:x="11.795cm" svg:y="5.699cm">
          <draw:text-box>
            <text:p text:style-name="P2"><text:span text:style-name="T7"><text:s text:c="5"/></text:span><text:span text:style-name="T7">1 <text:s text:c="4"/></text:span></text:p>
            <text:p text:style-name="P2"><text:span text:style-name="T8">Increment poll count</text:span></text:p>
            <text:p text:style-name="P2"><text:span text:style-name="T8"/></text:p>
          </draw:text-box>
        </draw:frame>
        <draw:path draw:style-name="gr24" draw:text-style-name="P2" draw:layer="layout" svg:width="7.494cm" svg:height="4.076cm" draw:transform="skewX (-0.656767397525342) rotate (-1.2163199557158) translate (11.2253270511648cm 4.25653487404002cm)" svg:viewBox="0 0 7495 4077" svg:d="m7495 0c-2462 2514-5046 3829-7495 4077">
          <text:p/>
        </draw:path>
        <draw:frame draw:style-name="gr26" draw:text-style-name="P10" draw:layer="layout" svg:width="4.256cm" svg:height="1.523cm" svg:x="7.539cm" svg:y="11.065cm">
          <draw:text-box>
            <text:p text:style-name="P2"><text:span text:style-name="T8">Response</text:span></text:p>
            <text:p text:style-name="P2"><text:span text:style-name="T7">Poll count &lt; 200</text:span></text:p>
            <text:p text:style-name="P2"><text:span text:style-name="T8">Increment poll count</text:span></text:p>
            <text:p text:style-name="P2"><text:span text:style-name="T8"/></text:p>
          </draw:text-box>
        </draw:frame>
        <draw:frame draw:style-name="gr26" draw:text-style-name="P10" draw:layer="layout" svg:width="2.026cm" svg:height="1.128cm" svg:x="17.04cm" svg:y="17.734cm">
          <draw:text-box>
            <text:p text:style-name="P2"><text:span text:style-name="T7">Default</text:span></text:p>
            <text:p text:style-name="P2"><text:span text:style-name="T8"/></text:p>
          </draw:text-box>
        </draw:frame>
        <draw:frame draw:style-name="gr26" draw:text-style-name="P10" draw:layer="layout" svg:width="4.256cm" svg:height="1.523cm" svg:x="12.619cm" svg:y="12.747cm">
          <draw:text-box>
            <text:p text:style-name="P2"><text:span text:style-name="T8">Max slaves reached OR</text:span></text:p>
            <text:p text:style-name="P2"><text:span text:style-name="T7">Max poll count reached</text:span></text:p>
            <text:p text:style-name="P2"><text:span text:style-name="T8"/></text:p>
            <text:p text:style-name="P2"><text:span text:style-name="T8"/></text:p>
          </draw:text-box>
        </draw:frame>
        <draw:ellipse draw:style-name="gr25" draw:text-style-name="P12" draw:layer="layout" svg:width="3.801cm" svg:height="3.81cm" svg:x="7.032cm" svg:y="16.557cm">
          <text:p text:style-name="P2"><text:span text:style-name="T9">SendData</text:span></text:p>
          <text:p text:style-name="P2"><text:span text:style-name="T5">Apply drive</text:span></text:p>
          <text:p text:style-name="P2"><text:span text:style-name="T5">locally and</text:span></text:p>
          <text:p text:style-name="P2"><text:span text:style-name="T5">send to</text:span></text:p>
          <text:p text:style-name="P2"><text:span text:style-name="T5">slaves</text:span></text:p>
        </draw:ellipse>
        <draw:path draw:style-name="gr24" draw:text-style-name="P2" draw:layer="layout" svg:width="4.842cm" svg:height="0.92cm" draw:transform="skewX (-1.17355938904077) rotate (0.148702052269889) translate (8.95611385628149cm 18.4475627002776cm)" svg:viewBox="0 0 4843 921" svg:d="m4843 0c-2872 885-4561 1137-4843 735">
          <text:p/>
        </draw:path>
        <draw:frame draw:style-name="gr26" draw:text-style-name="P10" draw:layer="layout" svg:width="4.891cm" svg:height="1.523cm" svg:x="12.149cm" svg:y="18.845cm">
          <draw:text-box>
            <text:p text:style-name="P2"><text:span text:style-name="T8">Update time has expired OR</text:span></text:p>
            <text:p text:style-name="P2"><text:span text:style-name="T7">FORCE_UPDATE is being used</text:span></text:p>
            <text:p text:style-name="P2"><text:span text:style-name="T8"/></text:p>
            <text:p text:style-name="P2"><text:span text:style-name="T8"/></text:p>
          </draw:text-box>
        </draw:frame>
        <draw:path draw:style-name="gr24" draw:text-style-name="P2" draw:layer="layout" svg:width="4.569cm" svg:height="0.774cm" draw:transform="skewX (-1.17355938904077) rotate (0.148702052269889) translate (8.19816003222954cm 16.4899424505829cm)" svg:viewBox="0 0 4570 775" svg:d="m0 775c2791-848 4190-906 4570-621">
          <text:p/>
        </draw:path>
        <draw:frame draw:style-name="gr26" draw:text-style-name="P13" draw:layer="layout" svg:width="4.891cm" svg:height="1.128cm" svg:x="8.237cm" svg:y="15.073cm">
          <draw:text-box>
            <text:p text:style-name="P2"><text:span text:style-name="T7"><text:s text:c="3"/></text:span><text:span text:style-name="T7">1 <text:s text:c="2"/></text:span></text:p>
            <text:p text:style-name="P2"><text:span text:style-name="T8">Reset update timers</text:span></text:p>
          </draw:text-box>
        </draw:frame>
        <draw:ellipse draw:style-name="gr25" draw:text-style-name="P11" draw:layer="layout" svg:width="3.801cm" svg:height="3.81cm" svg:x="13.7cm" svg:y="8.62cm">
          <text:p text:style-name="P2"><text:span text:style-name="T9">SendAddr</text:span></text:p>
          <text:p text:style-name="P2"><text:span text:style-name="T5">Check rx buffer</text:span></text:p>
          <text:p text:style-name="P2"><text:span text:style-name="T5">for 0x4A,</text:span></text:p>
          <text:p text:style-name="P2"><text:span text:style-name="T5">Delay 5ms</text:span></text:p>
        </draw:ellipse>
        <draw:ellipse draw:style-name="gr25" draw:text-style-name="P12" draw:layer="layout" svg:width="3.801cm" svg:height="3.81cm" svg:x="13.074cm" svg:y="14.335cm">
          <text:p text:style-name="P2"><text:span text:style-name="T9">Wait</text:span></text:p>
        </draw:ellipse>
      </draw:page>
      <draw:page draw:name="page8" draw:style-name="dp1" draw:master-page-name="Default">
        <draw:frame draw:style-name="gr20" draw:text-style-name="P14" draw:layer="layout" svg:width="5.08cm" svg:height="1.27cm" svg:x="8.62cm" svg:y="17.51cm">
          <draw:text-box>
            <text:p text:style-name="P2"><text:span text:style-name="T11">Time (s)</text:span></text:p>
          </draw:text-box>
        </draw:frame>
        <draw:frame draw:style-name="gr27" draw:text-style-name="P16" draw:layer="layout" svg:width="2.54cm" svg:height="0.725cm" svg:x="1cm" svg:y="4.048cm">
          <draw:text-box>
            <text:p text:style-name="P15"><text:span text:style-name="T1">VCC</text:span></text:p>
          </draw:text-box>
        </draw:frame>
        <draw:frame draw:style-name="gr23" draw:text-style-name="P8" draw:layer="layout" svg:width="11.43cm" svg:height="1.189cm" svg:x="1cm" svg:y="1cm">
          <draw:text-box>
            <text:p><text:span text:style-name="T6">Enumeration timing</text:span></text:p>
          </draw:text-box>
        </draw:frame>
        <draw:line draw:style-name="gr21" draw:text-style-name="P2" draw:layer="layout" svg:x1="3.54cm" svg:y1="2.27cm" svg:x2="3.54cm" svg:y2="16.24cm">
          <text:p/>
        </draw:line>
        <draw:line draw:style-name="gr21" draw:text-style-name="P2" draw:layer="layout" svg:x1="3.54cm" svg:y1="16.229cm" svg:x2="18.78cm" svg:y2="16.24cm">
          <text:p/>
        </draw:line>
        <draw:line draw:style-name="gr28" draw:text-style-name="P2" draw:layer="layout" svg:x1="7.35cm" svg:y1="16.367cm" svg:x2="7.35cm" svg:y2="16.113cm">
          <text:p/>
        </draw:line>
        <draw:line draw:style-name="gr28" draw:text-style-name="P2" draw:layer="layout" svg:x1="9.89cm" svg:y1="16.367cm" svg:x2="9.89cm" svg:y2="16.113cm">
          <text:p/>
        </draw:line>
        <draw:line draw:style-name="gr28" draw:text-style-name="P2" draw:layer="layout" svg:x1="17.51cm" svg:y1="16.367cm" svg:x2="17.51cm" svg:y2="16.113cm">
          <text:p/>
        </draw:line>
        <draw:line draw:style-name="gr29" draw:text-style-name="P2" draw:layer="layout" svg:x1="7.604cm" svg:y1="6.08cm" svg:x2="13.573cm" svg:y2="6.08cm">
          <text:p/>
        </draw:line>
        <draw:line draw:style-name="gr29" draw:text-style-name="P2" draw:layer="layout" svg:x1="7.604cm" svg:y1="5.318cm" svg:x2="13.573cm" svg:y2="5.318cm">
          <text:p/>
        </draw:line>
        <draw:line draw:style-name="gr29" draw:text-style-name="P2" draw:layer="layout" svg:x1="7.604cm" svg:y1="6.08cm" svg:x2="7.477cm" svg:y2="5.699cm">
          <text:p/>
        </draw:line>
        <draw:line draw:style-name="gr29" draw:text-style-name="P2" draw:layer="layout" svg:x1="7.604cm" svg:y1="5.318cm" svg:x2="7.477cm" svg:y2="5.699cm">
          <text:p/>
        </draw:line>
        <draw:line draw:style-name="gr29" draw:text-style-name="P2" draw:layer="layout" svg:x1="3.54cm" svg:y1="5.699cm" svg:x2="7.477cm" svg:y2="5.699cm">
          <text:p/>
        </draw:line>
        <draw:line draw:style-name="gr29" draw:text-style-name="P2" draw:layer="layout" svg:x1="13.573cm" svg:y1="6.08cm" svg:x2="13.827cm" svg:y2="5.318cm">
          <text:p/>
        </draw:line>
        <draw:line draw:style-name="gr29" draw:text-style-name="P2" draw:layer="layout" svg:x1="13.573cm" svg:y1="5.318cm" svg:x2="13.827cm" svg:y2="6.08cm">
          <text:p/>
        </draw:line>
        <draw:line draw:style-name="gr29" draw:text-style-name="P2" draw:layer="layout" svg:x1="13.827cm" svg:y1="6.08cm" svg:x2="18.78cm" svg:y2="6.08cm">
          <text:p/>
        </draw:line>
        <draw:line draw:style-name="gr29" draw:text-style-name="P2" draw:layer="layout" svg:x1="13.827cm" svg:y1="5.318cm" svg:x2="18.78cm" svg:y2="5.318cm">
          <text:p/>
        </draw:line>
        <draw:frame draw:style-name="gr30" draw:text-style-name="P18" draw:layer="layout" svg:width="2.794cm" svg:height="0.809cm" svg:x="8.366cm" svg:y="5.318cm">
          <draw:text-box>
            <text:p text:style-name="P17"><text:span text:style-name="T12">Polling for slaves 200 times</text:span></text:p>
          </draw:text-box>
        </draw:frame>
        <draw:line draw:style-name="gr29" draw:text-style-name="P2" draw:layer="layout" svg:x1="8.112cm" svg:y1="6.08cm" svg:x2="8.366cm" svg:y2="5.318cm">
          <text:p/>
        </draw:line>
        <draw:line draw:style-name="gr29" draw:text-style-name="P2" draw:layer="layout" svg:x1="8.112cm" svg:y1="5.318cm" svg:x2="8.366cm" svg:y2="6.08cm">
          <text:p/>
        </draw:line>
        <draw:line draw:style-name="gr29" draw:text-style-name="P2" draw:layer="layout" svg:x1="3.54cm" svg:y1="7.35cm" svg:x2="5.318cm" svg:y2="7.35cm">
          <text:p/>
        </draw:line>
        <draw:line draw:style-name="gr29" draw:text-style-name="P2" draw:layer="layout" svg:x1="5.445cm" svg:y1="6.588cm" svg:x2="18.78cm" svg:y2="6.588cm">
          <text:p/>
        </draw:line>
        <draw:line draw:style-name="gr29" draw:text-style-name="P2" draw:layer="layout" svg:x1="5.318cm" svg:y1="7.35cm" svg:x2="5.445cm" svg:y2="6.588cm">
          <text:p/>
        </draw:line>
        <draw:frame draw:style-name="gr27" draw:text-style-name="P16" draw:layer="layout" svg:width="2.413cm" svg:height="0.725cm" svg:x="1cm" svg:y="5.355cm">
          <draw:text-box>
            <text:p text:style-name="P15"><text:span text:style-name="T1">Master</text:span></text:p>
          </draw:text-box>
        </draw:frame>
        <draw:frame draw:style-name="gr27" draw:text-style-name="P16" draw:layer="layout" svg:width="2.54cm" svg:height="0.725cm" svg:x="1cm" svg:y="6.625cm">
          <draw:text-box>
            <text:p text:style-name="P15"><text:span text:style-name="T1">Config Out</text:span></text:p>
          </draw:text-box>
        </draw:frame>
        <draw:line draw:style-name="gr28" draw:text-style-name="P2" draw:layer="layout" svg:x1="4.81cm" svg:y1="16.367cm" svg:x2="4.81cm" svg:y2="16.113cm">
          <text:p/>
        </draw:line>
        <draw:line draw:style-name="gr28" draw:text-style-name="P2" draw:layer="layout" svg:x1="12.43cm" svg:y1="16.367cm" svg:x2="12.43cm" svg:y2="16.113cm">
          <text:p/>
        </draw:line>
        <draw:line draw:style-name="gr28" draw:text-style-name="P2" draw:layer="layout" svg:x1="14.97cm" svg:y1="16.367cm" svg:x2="14.97cm" svg:y2="16.113cm">
          <text:p/>
        </draw:line>
        <draw:line draw:style-name="gr29" draw:text-style-name="P2" draw:layer="layout" svg:x1="5.572cm" svg:y1="8.62cm" svg:x2="18.78cm" svg:y2="8.62cm">
          <text:p/>
        </draw:line>
        <draw:line draw:style-name="gr29" draw:text-style-name="P2" draw:layer="layout" svg:x1="5.572cm" svg:y1="7.858cm" svg:x2="18.78cm" svg:y2="7.858cm">
          <text:p/>
        </draw:line>
        <draw:line draw:style-name="gr29" draw:text-style-name="P2" draw:layer="layout" svg:x1="5.572cm" svg:y1="8.62cm" svg:x2="5.445cm" svg:y2="8.239cm">
          <text:p/>
        </draw:line>
        <draw:line draw:style-name="gr29" draw:text-style-name="P2" draw:layer="layout" svg:x1="5.572cm" svg:y1="7.858cm" svg:x2="5.445cm" svg:y2="8.239cm">
          <text:p/>
        </draw:line>
        <draw:line draw:style-name="gr29" draw:text-style-name="P2" draw:layer="layout" svg:x1="3.54cm" svg:y1="8.239cm" svg:x2="5.445cm" svg:y2="8.239cm">
          <text:p/>
        </draw:line>
        <draw:line draw:style-name="gr29" draw:text-style-name="P2" draw:layer="layout" svg:x1="7.604cm" svg:y1="8.62cm" svg:x2="7.858cm" svg:y2="7.858cm">
          <text:p/>
        </draw:line>
        <draw:line draw:style-name="gr29" draw:text-style-name="P2" draw:layer="layout" svg:x1="7.604cm" svg:y1="7.858cm" svg:x2="7.858cm" svg:y2="8.62cm">
          <text:p/>
        </draw:line>
        <draw:frame draw:style-name="gr30" draw:text-style-name="P18" draw:layer="layout" svg:width="2.921cm" svg:height="0.809cm" svg:x="5.826cm" svg:y="7.858cm">
          <draw:text-box>
            <text:p text:style-name="P17"><text:span text:style-name="T12">Wait for poll</text:span></text:p>
            <text:p text:style-name="P17"><text:span text:style-name="T12">request</text:span></text:p>
          </draw:text-box>
        </draw:frame>
        <draw:frame draw:style-name="gr27" draw:text-style-name="P16" draw:layer="layout" svg:width="2.413cm" svg:height="0.725cm" svg:x="1cm" svg:y="7.895cm">
          <draw:text-box>
            <text:p text:style-name="P15"><text:span text:style-name="T1">Slave</text:span></text:p>
          </draw:text-box>
        </draw:frame>
        <draw:line draw:style-name="gr29" draw:text-style-name="P2" draw:layer="layout" svg:x1="5.826cm" svg:y1="8.62cm" svg:x2="5.699cm" svg:y2="8.239cm">
          <text:p/>
        </draw:line>
        <draw:line draw:style-name="gr29" draw:text-style-name="P2" draw:layer="layout" svg:x1="5.826cm" svg:y1="7.858cm" svg:x2="5.699cm" svg:y2="8.239cm">
          <text:p/>
        </draw:line>
        <draw:path draw:style-name="gr31" draw:text-style-name="P2" draw:layer="layout" svg:width="1.523cm" svg:height="0.146cm" draw:transform="rotate (-1.57079632679579) translate (7.67732348418661cm 6.20699999999989cm)" svg:viewBox="0 0 1524 147" svg:d="m0 73c508-254 1016 254 1524 0">
          <text:p/>
        </draw:path>
        <draw:frame draw:style-name="gr30" draw:text-style-name="P18" draw:layer="layout" svg:width="2.921cm" svg:height="0.809cm" svg:x="7.858cm" svg:y="7.858cm">
          <draw:text-box>
            <text:p text:style-name="P17"><text:span text:style-name="T12">Accept address</text:span></text:p>
            <text:p text:style-name="P17"><text:span text:style-name="T12">Slave Running</text:span></text:p>
          </draw:text-box>
        </draw:frame>
        <draw:path draw:style-name="gr31" draw:text-style-name="P2" draw:layer="layout" svg:width="0.761cm" svg:height="0.056cm" draw:transform="rotate (-1.57079632679579) translate (5.47399999999887cm 7.09599999999996cm)" svg:viewBox="0 0 762 57" svg:d="m0 29c254-98 508 127 762-29">
          <text:p/>
        </draw:path>
        <draw:line draw:style-name="gr29" draw:text-style-name="P2" draw:layer="layout" svg:x1="3.54cm" svg:y1="9.89cm" svg:x2="7.731cm" svg:y2="9.89cm">
          <text:p/>
        </draw:line>
        <draw:line draw:style-name="gr29" draw:text-style-name="P2" draw:layer="layout" svg:x1="7.858cm" svg:y1="9.128cm" svg:x2="18.78cm" svg:y2="9.128cm">
          <text:p/>
        </draw:line>
        <draw:line draw:style-name="gr29" draw:text-style-name="P2" draw:layer="layout" svg:x1="7.731cm" svg:y1="9.89cm" svg:x2="7.858cm" svg:y2="9.128cm">
          <text:p/>
        </draw:line>
        <draw:frame draw:style-name="gr27" draw:text-style-name="P16" draw:layer="layout" svg:width="2.54cm" svg:height="0.725cm" svg:x="1cm" svg:y="9.165cm">
          <draw:text-box>
            <text:p text:style-name="P15"><text:span text:style-name="T1">Config Out</text:span></text:p>
          </draw:text-box>
        </draw:frame>
        <draw:line draw:style-name="gr29" draw:text-style-name="P2" draw:layer="layout" svg:x1="5.572cm" svg:y1="11.16cm" svg:x2="18.78cm" svg:y2="11.16cm">
          <text:p/>
        </draw:line>
        <draw:line draw:style-name="gr29" draw:text-style-name="P2" draw:layer="layout" svg:x1="5.572cm" svg:y1="10.398cm" svg:x2="18.78cm" svg:y2="10.398cm">
          <text:p/>
        </draw:line>
        <draw:line draw:style-name="gr29" draw:text-style-name="P2" draw:layer="layout" svg:x1="5.572cm" svg:y1="11.16cm" svg:x2="5.445cm" svg:y2="10.779cm">
          <text:p/>
        </draw:line>
        <draw:line draw:style-name="gr29" draw:text-style-name="P2" draw:layer="layout" svg:x1="5.572cm" svg:y1="10.398cm" svg:x2="5.445cm" svg:y2="10.779cm">
          <text:p/>
        </draw:line>
        <draw:line draw:style-name="gr29" draw:text-style-name="P2" draw:layer="layout" svg:x1="3.54cm" svg:y1="10.779cm" svg:x2="5.445cm" svg:y2="10.779cm">
          <text:p/>
        </draw:line>
        <draw:line draw:style-name="gr29" draw:text-style-name="P2" draw:layer="layout" svg:x1="7.858cm" svg:y1="11.16cm" svg:x2="8.112cm" svg:y2="10.398cm">
          <text:p/>
        </draw:line>
        <draw:line draw:style-name="gr29" draw:text-style-name="P2" draw:layer="layout" svg:x1="7.858cm" svg:y1="10.398cm" svg:x2="8.112cm" svg:y2="11.16cm">
          <text:p/>
        </draw:line>
        <draw:frame draw:style-name="gr30" draw:text-style-name="P18" draw:layer="layout" svg:width="2.921cm" svg:height="0.809cm" svg:x="5.826cm" svg:y="10.398cm">
          <draw:text-box>
            <text:p text:style-name="P17"><text:span text:style-name="T12">Wait for poll</text:span></text:p>
            <text:p text:style-name="P17"><text:span text:style-name="T12">request</text:span></text:p>
          </draw:text-box>
        </draw:frame>
        <draw:frame draw:style-name="gr27" draw:text-style-name="P16" draw:layer="layout" svg:width="2.413cm" svg:height="0.725cm" svg:x="1cm" svg:y="10.435cm">
          <draw:text-box>
            <text:p text:style-name="P15"><text:span text:style-name="T1">Slave</text:span></text:p>
          </draw:text-box>
        </draw:frame>
        <draw:line draw:style-name="gr29" draw:text-style-name="P2" draw:layer="layout" svg:x1="5.826cm" svg:y1="11.16cm" svg:x2="5.699cm" svg:y2="10.779cm">
          <text:p/>
        </draw:line>
        <draw:line draw:style-name="gr29" draw:text-style-name="P2" draw:layer="layout" svg:x1="5.826cm" svg:y1="10.398cm" svg:x2="5.699cm" svg:y2="10.779cm">
          <text:p/>
        </draw:line>
        <draw:frame draw:style-name="gr30" draw:text-style-name="P18" draw:layer="layout" svg:width="2.921cm" svg:height="0.809cm" svg:x="8.112cm" svg:y="10.398cm">
          <draw:text-box>
            <text:p text:style-name="P17"><text:span text:style-name="T12">Accept address</text:span></text:p>
            <text:p text:style-name="P17"><text:span text:style-name="T12">Slave Running</text:span></text:p>
          </draw:text-box>
        </draw:frame>
        <draw:line draw:style-name="gr29" draw:text-style-name="P2" draw:layer="layout" svg:x1="3.54cm" svg:y1="12.43cm" svg:x2="7.985cm" svg:y2="12.43cm">
          <text:p/>
        </draw:line>
        <draw:line draw:style-name="gr29" draw:text-style-name="P2" draw:layer="layout" svg:x1="8.112cm" svg:y1="11.668cm" svg:x2="18.78cm" svg:y2="11.668cm">
          <text:p/>
        </draw:line>
        <draw:line draw:style-name="gr29" draw:text-style-name="P2" draw:layer="layout" svg:x1="7.985cm" svg:y1="12.43cm" svg:x2="8.112cm" svg:y2="11.668cm">
          <text:p/>
        </draw:line>
        <draw:frame draw:style-name="gr27" draw:text-style-name="P16" draw:layer="layout" svg:width="2.54cm" svg:height="0.725cm" svg:x="1cm" svg:y="11.705cm">
          <draw:text-box>
            <text:p text:style-name="P15"><text:span text:style-name="T1">Config Out</text:span></text:p>
          </draw:text-box>
        </draw:frame>
        <draw:path draw:style-name="gr31" draw:text-style-name="P2" draw:layer="layout" svg:width="0.761cm" svg:height="0.056cm" draw:transform="rotate (-1.57079632679579) translate (7.91499999999887cm 9.50899999999996cm)" svg:viewBox="0 0 762 57" svg:d="m0 29c254-98 508 127 762-29">
          <text:p/>
        </draw:path>
        <draw:frame draw:style-name="gr30" draw:text-style-name="P18" draw:layer="layout" svg:width="4.572cm" svg:height="0.809cm" svg:x="13.827cm" svg:y="5.318cm">
          <draw:text-box>
            <text:p text:style-name="P17"><text:span text:style-name="T12">Master Running</text:span></text:p>
            <text:p text:style-name="P17"><text:span text:style-name="T12">Enum bit = 1</text:span></text:p>
          </draw:text-box>
        </draw:frame>
        <draw:line draw:style-name="gr29" draw:text-style-name="P2" draw:layer="layout" svg:x1="7.731cm" svg:y1="6.08cm" svg:x2="7.985cm" svg:y2="5.318cm">
          <text:p/>
        </draw:line>
        <draw:line draw:style-name="gr29" draw:text-style-name="P2" draw:layer="layout" svg:x1="7.731cm" svg:y1="5.318cm" svg:x2="7.985cm" svg:y2="6.08cm">
          <text:p/>
        </draw:line>
        <draw:line draw:style-name="gr29" draw:text-style-name="P2" draw:layer="layout" svg:x1="4.937cm" svg:y1="14.97cm" svg:x2="18.78cm" svg:y2="14.97cm">
          <text:p/>
        </draw:line>
        <draw:line draw:style-name="gr29" draw:text-style-name="P2" draw:layer="layout" svg:x1="4.937cm" svg:y1="14.208cm" svg:x2="18.78cm" svg:y2="14.208cm">
          <text:p/>
        </draw:line>
        <draw:line draw:style-name="gr29" draw:text-style-name="P2" draw:layer="layout" svg:x1="4.937cm" svg:y1="14.97cm" svg:x2="4.81cm" svg:y2="14.589cm">
          <text:p/>
        </draw:line>
        <draw:line draw:style-name="gr29" draw:text-style-name="P2" draw:layer="layout" svg:x1="4.937cm" svg:y1="14.208cm" svg:x2="4.81cm" svg:y2="14.589cm">
          <text:p/>
        </draw:line>
        <draw:line draw:style-name="gr29" draw:text-style-name="P2" draw:layer="layout" svg:x1="13.827cm" svg:y1="14.97cm" svg:x2="14.081cm" svg:y2="14.208cm">
          <text:p/>
        </draw:line>
        <draw:line draw:style-name="gr29" draw:text-style-name="P2" draw:layer="layout" svg:x1="13.827cm" svg:y1="14.208cm" svg:x2="14.081cm" svg:y2="14.97cm">
          <text:p/>
        </draw:line>
        <draw:frame draw:style-name="gr30" draw:text-style-name="P18" draw:layer="layout" svg:width="2.794cm" svg:height="0.809cm" svg:x="4.937cm" svg:y="14.208cm">
          <draw:text-box>
            <text:p text:style-name="P17"><text:span text:style-name="T12">All access</text:span></text:p>
            <text:p text:style-name="P17"><text:span text:style-name="T12">prohibited</text:span></text:p>
          </draw:text-box>
        </draw:frame>
        <draw:line draw:style-name="gr29" draw:text-style-name="P2" draw:layer="layout" svg:x1="7.477cm" svg:y1="14.97cm" svg:x2="7.731cm" svg:y2="14.208cm">
          <text:p/>
        </draw:line>
        <draw:line draw:style-name="gr29" draw:text-style-name="P2" draw:layer="layout" svg:x1="7.477cm" svg:y1="14.208cm" svg:x2="7.731cm" svg:y2="14.97cm">
          <text:p/>
        </draw:line>
        <draw:frame draw:style-name="gr27" draw:text-style-name="P16" draw:layer="layout" svg:width="2.413cm" svg:height="0.725cm" svg:x="1.127cm" svg:y="14.245cm">
          <draw:text-box>
            <text:p text:style-name="P15"><text:span text:style-name="T1">User Port</text:span></text:p>
          </draw:text-box>
        </draw:frame>
        <draw:frame draw:style-name="gr30" draw:text-style-name="P18" draw:layer="layout" svg:width="4.572cm" svg:height="0.809cm" svg:x="14.081cm" svg:y="14.208cm">
          <draw:text-box>
            <text:p text:style-name="P17"><text:span text:style-name="T12">General</text:span></text:p>
            <text:p text:style-name="P17"><text:span text:style-name="T12">Access</text:span></text:p>
          </draw:text-box>
        </draw:frame>
        <draw:line draw:style-name="gr29" draw:text-style-name="P2" draw:layer="layout" svg:x1="3.54cm" svg:y1="14.589cm" svg:x2="4.81cm" svg:y2="14.589cm">
          <text:p/>
        </draw:line>
        <draw:frame draw:style-name="gr30" draw:text-style-name="P18" draw:layer="layout" svg:width="2.794cm" svg:height="0.809cm" svg:x="7.731cm" svg:y="14.161cm">
          <draw:text-box>
            <text:p text:style-name="P17"><text:span text:style-name="T12">Remote access</text:span></text:p>
            <text:p text:style-name="P17"><text:span text:style-name="T12">prohibited</text:span></text:p>
          </draw:text-box>
        </draw:frame>
        <draw:path draw:style-name="gr31" draw:text-style-name="P2" draw:layer="layout" svg:width="8cm" svg:height="0.185cm" draw:transform="rotate (-1.57079632679579) translate (13.9638642298997cm 6.20699999999984cm)" svg:viewBox="0 0 8001 186" svg:d="m0 108c1016-381 6985 410 8001-98">
          <text:p/>
        </draw:path>
        <draw:line draw:style-name="gr29" draw:text-style-name="P2" draw:layer="layout" svg:x1="3.54cm" svg:y1="4.81cm" svg:x2="4.81cm" svg:y2="4.81cm">
          <text:p/>
        </draw:line>
        <draw:line draw:style-name="gr29" draw:text-style-name="P2" draw:layer="layout" svg:x1="4.937cm" svg:y1="4.048cm" svg:x2="18.78cm" svg:y2="4.048cm">
          <text:p/>
        </draw:line>
        <draw:line draw:style-name="gr29" draw:text-style-name="P2" draw:layer="layout" svg:x1="4.81cm" svg:y1="4.81cm" svg:x2="4.937cm" svg:y2="4.048cm">
          <text:p/>
        </draw:line>
        <draw:frame draw:style-name="gr27" draw:text-style-name="P19" draw:layer="layout" svg:width="1.016cm" svg:height="0.729cm" svg:x="4.302cm" svg:y="16.781cm">
          <draw:text-box>
            <text:p text:style-name="P2"><text:span text:style-name="T13">0</text:span></text:p>
          </draw:text-box>
        </draw:frame>
        <draw:frame draw:style-name="gr27" draw:text-style-name="P19" draw:layer="layout" svg:width="1.016cm" svg:height="0.729cm" svg:x="6.842cm" svg:y="16.781cm">
          <draw:text-box>
            <text:p text:style-name="P2"><text:span text:style-name="T13">1</text:span></text:p>
          </draw:text-box>
        </draw:frame>
        <draw:frame draw:style-name="gr27" draw:text-style-name="P19" draw:layer="layout" svg:width="1.016cm" svg:height="0.729cm" svg:x="9.382cm" svg:y="16.781cm">
          <draw:text-box>
            <text:p text:style-name="P2"><text:span text:style-name="T13">2</text:span></text:p>
          </draw:text-box>
        </draw:frame>
        <draw:frame draw:style-name="gr27" draw:text-style-name="P19" draw:layer="layout" svg:width="1.016cm" svg:height="0.729cm" svg:x="11.922cm" svg:y="16.781cm">
          <draw:text-box>
            <text:p text:style-name="P2"><text:span text:style-name="T13">3</text:span></text:p>
          </draw:text-box>
        </draw:frame>
        <draw:frame draw:style-name="gr27" draw:text-style-name="P19" draw:layer="layout" svg:width="1.016cm" svg:height="0.729cm" svg:x="14.462cm" svg:y="16.781cm">
          <draw:text-box>
            <text:p text:style-name="P2"><text:span text:style-name="T13">4</text:span></text:p>
          </draw:text-box>
        </draw:frame>
        <draw:frame draw:style-name="gr27" draw:text-style-name="P19" draw:layer="layout" svg:width="1.016cm" svg:height="0.729cm" svg:x="17.002cm" svg:y="16.781cm">
          <draw:text-box>
            <text:p text:style-name="P2"><text:span text:style-name="T13">5</text:span></text:p>
          </draw:text-box>
        </draw:frame>
      </draw:page>
      <draw:page draw:name="page9" draw:style-name="dp1" draw:master-page-name="Default">
        <draw:frame draw:style-name="gr20" draw:text-style-name="P14" draw:layer="layout" svg:width="5.08cm" svg:height="1.27cm" svg:x="8.62cm" svg:y="17.51cm">
          <draw:text-box>
            <text:p text:style-name="P2"><text:span text:style-name="T11">Time (s)</text:span></text:p>
          </draw:text-box>
        </draw:frame>
        <draw:frame draw:style-name="gr23" draw:text-style-name="P8" draw:layer="layout" svg:width="11.43cm" svg:height="1.189cm" svg:x="1cm" svg:y="1cm">
          <draw:text-box>
            <text:p><text:span text:style-name="T6">Re-enumeration timing</text:span></text:p>
          </draw:text-box>
        </draw:frame>
        <draw:line draw:style-name="gr21" draw:text-style-name="P2" draw:layer="layout" svg:x1="3.54cm" svg:y1="2.27cm" svg:x2="3.54cm" svg:y2="16.24cm">
          <text:p/>
        </draw:line>
        <draw:line draw:style-name="gr21" draw:text-style-name="P2" draw:layer="layout" svg:x1="3.54cm" svg:y1="16.229cm" svg:x2="18.78cm" svg:y2="16.24cm">
          <text:p/>
        </draw:line>
        <draw:line draw:style-name="gr28" draw:text-style-name="P2" draw:layer="layout" svg:x1="7.35cm" svg:y1="16.367cm" svg:x2="7.35cm" svg:y2="16.113cm">
          <text:p/>
        </draw:line>
        <draw:line draw:style-name="gr28" draw:text-style-name="P2" draw:layer="layout" svg:x1="9.89cm" svg:y1="16.367cm" svg:x2="9.89cm" svg:y2="16.113cm">
          <text:p/>
        </draw:line>
        <draw:line draw:style-name="gr28" draw:text-style-name="P2" draw:layer="layout" svg:x1="17.51cm" svg:y1="16.367cm" svg:x2="17.51cm" svg:y2="16.113cm">
          <text:p/>
        </draw:line>
        <draw:line draw:style-name="gr29" draw:text-style-name="P2" draw:layer="layout" svg:x1="3.54cm" svg:y1="6.08cm" svg:x2="16.113cm" svg:y2="6.08cm">
          <text:p/>
        </draw:line>
        <draw:line draw:style-name="gr29" draw:text-style-name="P2" draw:layer="layout" svg:x1="3.54cm" svg:y1="5.318cm" svg:x2="16.113cm" svg:y2="5.318cm">
          <text:p/>
        </draw:line>
        <draw:line draw:style-name="gr29" draw:text-style-name="P2" draw:layer="layout" svg:x1="14.462cm" svg:y1="6.08cm" svg:x2="14.716cm" svg:y2="5.318cm">
          <text:p/>
        </draw:line>
        <draw:line draw:style-name="gr29" draw:text-style-name="P2" draw:layer="layout" svg:x1="14.462cm" svg:y1="5.318cm" svg:x2="14.716cm" svg:y2="6.08cm">
          <text:p/>
        </draw:line>
        <draw:line draw:style-name="gr29" draw:text-style-name="P2" draw:layer="layout" svg:x1="14.716cm" svg:y1="6.08cm" svg:x2="18.78cm" svg:y2="6.08cm">
          <text:p/>
        </draw:line>
        <draw:line draw:style-name="gr29" draw:text-style-name="P2" draw:layer="layout" svg:x1="14.716cm" svg:y1="5.318cm" svg:x2="18.78cm" svg:y2="5.318cm">
          <text:p/>
        </draw:line>
        <draw:frame draw:style-name="gr30" draw:text-style-name="P20" draw:layer="layout" svg:width="2.794cm" svg:height="0.809cm" svg:x="10.906cm" svg:y="5.318cm">
          <draw:text-box>
            <text:p text:style-name="P17"><text:span text:style-name="T12">Polling for slaves 200 times</text:span></text:p>
          </draw:text-box>
        </draw:frame>
        <draw:line draw:style-name="gr29" draw:text-style-name="P2" draw:layer="layout" svg:x1="9.255cm" svg:y1="6.08cm" svg:x2="9.509cm" svg:y2="5.318cm">
          <text:p/>
        </draw:line>
        <draw:line draw:style-name="gr29" draw:text-style-name="P2" draw:layer="layout" svg:x1="9.255cm" svg:y1="5.318cm" svg:x2="9.509cm" svg:y2="6.08cm">
          <text:p/>
        </draw:line>
        <draw:line draw:style-name="gr29" draw:text-style-name="P2" draw:layer="layout" svg:x1="6.207cm" svg:y1="7.35cm" svg:x2="8.62cm" svg:y2="7.35cm">
          <text:p/>
        </draw:line>
        <draw:line draw:style-name="gr29" draw:text-style-name="P2" draw:layer="layout" svg:x1="8.747cm" svg:y1="6.588cm" svg:x2="18.78cm" svg:y2="6.588cm">
          <text:p/>
        </draw:line>
        <draw:line draw:style-name="gr29" draw:text-style-name="P2" draw:layer="layout" svg:x1="8.62cm" svg:y1="7.35cm" svg:x2="8.747cm" svg:y2="6.588cm">
          <text:p/>
        </draw:line>
        <draw:frame draw:style-name="gr27" draw:text-style-name="P16" draw:layer="layout" svg:width="2.413cm" svg:height="0.725cm" svg:x="1cm" svg:y="5.355cm">
          <draw:text-box>
            <text:p text:style-name="P15"><text:span text:style-name="T1">Master</text:span></text:p>
          </draw:text-box>
        </draw:frame>
        <draw:frame draw:style-name="gr27" draw:text-style-name="P16" draw:layer="layout" svg:width="2.54cm" svg:height="0.725cm" svg:x="1cm" svg:y="6.625cm">
          <draw:text-box>
            <text:p text:style-name="P15"><text:span text:style-name="T1">Config Out</text:span></text:p>
          </draw:text-box>
        </draw:frame>
        <draw:line draw:style-name="gr28" draw:text-style-name="P2" draw:layer="layout" svg:x1="4.81cm" svg:y1="16.367cm" svg:x2="4.81cm" svg:y2="16.113cm">
          <text:p/>
        </draw:line>
        <draw:line draw:style-name="gr28" draw:text-style-name="P2" draw:layer="layout" svg:x1="12.43cm" svg:y1="16.367cm" svg:x2="12.43cm" svg:y2="16.113cm">
          <text:p/>
        </draw:line>
        <draw:line draw:style-name="gr28" draw:text-style-name="P2" draw:layer="layout" svg:x1="14.97cm" svg:y1="16.367cm" svg:x2="14.97cm" svg:y2="16.113cm">
          <text:p/>
        </draw:line>
        <draw:line draw:style-name="gr29" draw:text-style-name="P2" draw:layer="layout" svg:x1="6.715cm" svg:y1="8.62cm" svg:x2="18.78cm" svg:y2="8.62cm">
          <text:p/>
        </draw:line>
        <draw:line draw:style-name="gr29" draw:text-style-name="P2" draw:layer="layout" svg:x1="6.715cm" svg:y1="7.858cm" svg:x2="18.78cm" svg:y2="7.858cm">
          <text:p/>
        </draw:line>
        <draw:line draw:style-name="gr29" draw:text-style-name="P2" draw:layer="layout" svg:x1="6.715cm" svg:y1="8.62cm" svg:x2="6.588cm" svg:y2="8.239cm">
          <text:p/>
        </draw:line>
        <draw:line draw:style-name="gr29" draw:text-style-name="P2" draw:layer="layout" svg:x1="6.715cm" svg:y1="7.858cm" svg:x2="6.588cm" svg:y2="8.239cm">
          <text:p/>
        </draw:line>
        <draw:line draw:style-name="gr29" draw:text-style-name="P2" draw:layer="layout" svg:x1="6.461cm" svg:y1="8.239cm" svg:x2="6.588cm" svg:y2="8.239cm">
          <text:p/>
        </draw:line>
        <draw:line draw:style-name="gr29" draw:text-style-name="P2" draw:layer="layout" svg:x1="8.747cm" svg:y1="8.62cm" svg:x2="9.001cm" svg:y2="7.858cm">
          <text:p/>
        </draw:line>
        <draw:line draw:style-name="gr29" draw:text-style-name="P2" draw:layer="layout" svg:x1="8.747cm" svg:y1="7.858cm" svg:x2="9.001cm" svg:y2="8.62cm">
          <text:p/>
        </draw:line>
        <draw:frame draw:style-name="gr30" draw:text-style-name="P20" draw:layer="layout" svg:width="2.921cm" svg:height="0.809cm" svg:x="6.969cm" svg:y="7.858cm">
          <draw:text-box>
            <text:p text:style-name="P17"><text:span text:style-name="T12">Wait for poll</text:span></text:p>
            <text:p text:style-name="P17"><text:span text:style-name="T12">request</text:span></text:p>
          </draw:text-box>
        </draw:frame>
        <draw:frame draw:style-name="gr27" draw:text-style-name="P16" draw:layer="layout" svg:width="2.413cm" svg:height="0.725cm" svg:x="1cm" svg:y="7.895cm">
          <draw:text-box>
            <text:p text:style-name="P15"><text:span text:style-name="T1">Slave</text:span></text:p>
          </draw:text-box>
        </draw:frame>
        <draw:line draw:style-name="gr29" draw:text-style-name="P2" draw:layer="layout" svg:x1="6.969cm" svg:y1="8.62cm" svg:x2="6.842cm" svg:y2="8.239cm">
          <text:p/>
        </draw:line>
        <draw:line draw:style-name="gr29" draw:text-style-name="P2" draw:layer="layout" svg:x1="6.969cm" svg:y1="7.858cm" svg:x2="6.842cm" svg:y2="8.239cm">
          <text:p/>
        </draw:line>
        <draw:path draw:style-name="gr31" draw:text-style-name="P2" draw:layer="layout" svg:width="7.873cm" svg:height="0.593cm" draw:transform="rotate (-1.57079632679579) translate (10.1760190643756cm 6.20699999999912cm)" svg:viewBox="0 0 7874 594" svg:d="m0 594c1778-1324 6731 73 7874-562">
          <text:p/>
        </draw:path>
        <draw:frame draw:style-name="gr30" draw:text-style-name="P20" draw:layer="layout" svg:width="2.921cm" svg:height="0.809cm" svg:x="9.001cm" svg:y="7.858cm">
          <draw:text-box>
            <text:p text:style-name="P17"><text:span text:style-name="T12">Accept address</text:span></text:p>
            <text:p text:style-name="P17"><text:span text:style-name="T12">Slave Running</text:span></text:p>
          </draw:text-box>
        </draw:frame>
        <draw:path draw:style-name="gr31" draw:text-style-name="P2" draw:layer="layout" svg:width="0.761cm" svg:height="0.056cm" draw:transform="rotate (-1.57079632679579) translate (8.77599999999887cm 7.09599999999996cm)" svg:viewBox="0 0 762 57" svg:d="m0 29c254-98 508 127 762-29">
          <text:p/>
        </draw:path>
        <draw:line draw:style-name="gr29" draw:text-style-name="P2" draw:layer="layout" svg:x1="6.461cm" svg:y1="9.89cm" svg:x2="9.001cm" svg:y2="9.89cm">
          <text:p/>
        </draw:line>
        <draw:line draw:style-name="gr29" draw:text-style-name="P2" draw:layer="layout" svg:x1="9.128cm" svg:y1="9.128cm" svg:x2="18.78cm" svg:y2="9.128cm">
          <text:p/>
        </draw:line>
        <draw:line draw:style-name="gr29" draw:text-style-name="P2" draw:layer="layout" svg:x1="9.001cm" svg:y1="9.89cm" svg:x2="9.128cm" svg:y2="9.128cm">
          <text:p/>
        </draw:line>
        <draw:frame draw:style-name="gr27" draw:text-style-name="P16" draw:layer="layout" svg:width="2.54cm" svg:height="0.725cm" svg:x="1cm" svg:y="9.165cm">
          <draw:text-box>
            <text:p text:style-name="P15"><text:span text:style-name="T1">Config Out</text:span></text:p>
          </draw:text-box>
        </draw:frame>
        <draw:line draw:style-name="gr29" draw:text-style-name="P2" draw:layer="layout" svg:x1="6.842cm" svg:y1="11.16cm" svg:x2="18.78cm" svg:y2="11.16cm">
          <text:p/>
        </draw:line>
        <draw:line draw:style-name="gr29" draw:text-style-name="P2" draw:layer="layout" svg:x1="6.842cm" svg:y1="10.398cm" svg:x2="18.78cm" svg:y2="10.398cm">
          <text:p/>
        </draw:line>
        <draw:line draw:style-name="gr29" draw:text-style-name="P2" draw:layer="layout" svg:x1="9.128cm" svg:y1="11.16cm" svg:x2="9.382cm" svg:y2="10.398cm">
          <text:p/>
        </draw:line>
        <draw:line draw:style-name="gr29" draw:text-style-name="P2" draw:layer="layout" svg:x1="9.128cm" svg:y1="10.398cm" svg:x2="9.382cm" svg:y2="11.16cm">
          <text:p/>
        </draw:line>
        <draw:frame draw:style-name="gr27" draw:text-style-name="P16" draw:layer="layout" svg:width="2.413cm" svg:height="0.725cm" svg:x="1cm" svg:y="10.435cm">
          <draw:text-box>
            <text:p text:style-name="P15"><text:span text:style-name="T1">Slave</text:span></text:p>
          </draw:text-box>
        </draw:frame>
        <draw:frame draw:style-name="gr30" draw:text-style-name="P20" draw:layer="layout" svg:width="2.921cm" svg:height="0.809cm" svg:x="9.382cm" svg:y="10.398cm">
          <draw:text-box>
            <text:p text:style-name="P17"><text:span text:style-name="T12">Accept address</text:span></text:p>
            <text:p text:style-name="P17"><text:span text:style-name="T12">Slave Running</text:span></text:p>
          </draw:text-box>
        </draw:frame>
        <draw:line draw:style-name="gr29" draw:text-style-name="P2" draw:layer="layout" svg:x1="6.588cm" svg:y1="12.43cm" svg:x2="9.382cm" svg:y2="12.43cm">
          <text:p/>
        </draw:line>
        <draw:line draw:style-name="gr29" draw:text-style-name="P2" draw:layer="layout" svg:x1="9.509cm" svg:y1="11.668cm" svg:x2="18.78cm" svg:y2="11.668cm">
          <text:p/>
        </draw:line>
        <draw:line draw:style-name="gr29" draw:text-style-name="P2" draw:layer="layout" svg:x1="9.382cm" svg:y1="12.43cm" svg:x2="9.509cm" svg:y2="11.668cm">
          <text:p/>
        </draw:line>
        <draw:frame draw:style-name="gr27" draw:text-style-name="P16" draw:layer="layout" svg:width="2.54cm" svg:height="0.725cm" svg:x="1cm" svg:y="11.705cm">
          <draw:text-box>
            <text:p text:style-name="P15"><text:span text:style-name="T1">Config Out</text:span></text:p>
          </draw:text-box>
        </draw:frame>
        <draw:path draw:style-name="gr31" draw:text-style-name="P2" draw:layer="layout" svg:width="0.761cm" svg:height="0.056cm" draw:transform="rotate (-1.57079632679579) translate (9.18499999999887cm 9.50899999999996cm)" svg:viewBox="0 0 762 57" svg:d="m0 29c254-98 508 127 762-29">
          <text:p/>
        </draw:path>
        <draw:frame draw:style-name="gr30" draw:text-style-name="P20" draw:layer="layout" svg:width="3.302cm" svg:height="0.809cm" svg:x="15.351cm" svg:y="5.318cm">
          <draw:text-box>
            <text:p text:style-name="P17"><text:span text:style-name="T12">Master Running</text:span></text:p>
            <text:p text:style-name="P17"><text:span text:style-name="T12">Enum bit = 1</text:span></text:p>
          </draw:text-box>
        </draw:frame>
        <draw:line draw:style-name="gr29" draw:text-style-name="P2" draw:layer="layout" svg:x1="8.874cm" svg:y1="6.08cm" svg:x2="9.128cm" svg:y2="5.318cm">
          <text:p/>
        </draw:line>
        <draw:line draw:style-name="gr29" draw:text-style-name="P2" draw:layer="layout" svg:x1="8.874cm" svg:y1="5.318cm" svg:x2="9.128cm" svg:y2="6.08cm">
          <text:p/>
        </draw:line>
        <draw:line draw:style-name="gr29" draw:text-style-name="P2" draw:layer="layout" svg:x1="3.54cm" svg:y1="14.97cm" svg:x2="18.78cm" svg:y2="14.97cm">
          <text:p/>
        </draw:line>
        <draw:line draw:style-name="gr29" draw:text-style-name="P2" draw:layer="layout" svg:x1="3.54cm" svg:y1="14.208cm" svg:x2="18.78cm" svg:y2="14.208cm">
          <text:p/>
        </draw:line>
        <draw:line draw:style-name="gr29" draw:text-style-name="P2" draw:layer="layout" svg:x1="15.986cm" svg:y1="14.97cm" svg:x2="16.24cm" svg:y2="14.208cm">
          <text:p/>
        </draw:line>
        <draw:line draw:style-name="gr29" draw:text-style-name="P2" draw:layer="layout" svg:x1="15.986cm" svg:y1="14.208cm" svg:x2="16.24cm" svg:y2="14.97cm">
          <text:p/>
        </draw:line>
        <draw:frame draw:style-name="gr30" draw:text-style-name="P20" draw:layer="layout" svg:width="2.794cm" svg:height="0.809cm" svg:x="6.207cm" svg:y="14.208cm">
          <draw:text-box>
            <text:p text:style-name="P17"><text:span text:style-name="T12">All access</text:span></text:p>
            <text:p text:style-name="P17"><text:span text:style-name="T12">prohibited</text:span></text:p>
          </draw:text-box>
        </draw:frame>
        <draw:line draw:style-name="gr29" draw:text-style-name="P2" draw:layer="layout" svg:x1="10.017cm" svg:y1="14.97cm" svg:x2="10.271cm" svg:y2="14.208cm">
          <text:p/>
        </draw:line>
        <draw:line draw:style-name="gr29" draw:text-style-name="P2" draw:layer="layout" svg:x1="10.017cm" svg:y1="14.208cm" svg:x2="10.271cm" svg:y2="14.97cm">
          <text:p/>
        </draw:line>
        <draw:frame draw:style-name="gr27" draw:text-style-name="P16" draw:layer="layout" svg:width="2.413cm" svg:height="0.725cm" svg:x="1.127cm" svg:y="14.245cm">
          <draw:text-box>
            <text:p text:style-name="P15"><text:span text:style-name="T1">User Port</text:span></text:p>
          </draw:text-box>
        </draw:frame>
        <draw:frame draw:style-name="gr30" draw:text-style-name="P20" draw:layer="layout" svg:width="3.048cm" svg:height="0.809cm" svg:x="16.24cm" svg:y="14.208cm">
          <draw:text-box>
            <text:p text:style-name="P17"><text:span text:style-name="T12">General</text:span></text:p>
            <text:p text:style-name="P17"><text:span text:style-name="T12">Access</text:span></text:p>
          </draw:text-box>
        </draw:frame>
        <draw:frame draw:style-name="gr30" draw:text-style-name="P20" draw:layer="layout" svg:width="2.794cm" svg:height="0.809cm" svg:x="10.271cm" svg:y="14.161cm">
          <draw:text-box>
            <text:p text:style-name="P17"><text:span text:style-name="T12">Remote access</text:span></text:p>
            <text:p text:style-name="P17"><text:span text:style-name="T12">prohibited</text:span></text:p>
          </draw:text-box>
        </draw:frame>
        <draw:frame draw:style-name="gr27" draw:text-style-name="P19" draw:layer="layout" svg:width="1.016cm" svg:height="0.729cm" svg:x="4.302cm" svg:y="16.781cm">
          <draw:text-box>
            <text:p text:style-name="P2"><text:span text:style-name="T13">0</text:span></text:p>
          </draw:text-box>
        </draw:frame>
        <draw:frame draw:style-name="gr27" draw:text-style-name="P19" draw:layer="layout" svg:width="1.016cm" svg:height="0.729cm" svg:x="6.842cm" svg:y="16.781cm">
          <draw:text-box>
            <text:p text:style-name="P2"><text:span text:style-name="T13">1</text:span></text:p>
          </draw:text-box>
        </draw:frame>
        <draw:frame draw:style-name="gr27" draw:text-style-name="P19" draw:layer="layout" svg:width="1.016cm" svg:height="0.729cm" svg:x="9.382cm" svg:y="16.781cm">
          <draw:text-box>
            <text:p text:style-name="P2"><text:span text:style-name="T13">2</text:span></text:p>
          </draw:text-box>
        </draw:frame>
        <draw:frame draw:style-name="gr27" draw:text-style-name="P19" draw:layer="layout" svg:width="1.016cm" svg:height="0.729cm" svg:x="11.922cm" svg:y="16.781cm">
          <draw:text-box>
            <text:p text:style-name="P2"><text:span text:style-name="T13">3</text:span></text:p>
          </draw:text-box>
        </draw:frame>
        <draw:frame draw:style-name="gr27" draw:text-style-name="P19" draw:layer="layout" svg:width="1.016cm" svg:height="0.729cm" svg:x="14.462cm" svg:y="16.781cm">
          <draw:text-box>
            <text:p text:style-name="P2"><text:span text:style-name="T13">4</text:span></text:p>
          </draw:text-box>
        </draw:frame>
        <draw:frame draw:style-name="gr27" draw:text-style-name="P19" draw:layer="layout" svg:width="1.016cm" svg:height="0.729cm" svg:x="17.002cm" svg:y="16.781cm">
          <draw:text-box>
            <text:p text:style-name="P2"><text:span text:style-name="T13">5</text:span></text:p>
          </draw:text-box>
        </draw:frame>
        <draw:frame draw:style-name="gr30" draw:text-style-name="P20" draw:layer="layout" svg:width="2.54cm" svg:height="0.809cm" svg:x="3.54cm" svg:y="5.271cm">
          <draw:text-box>
            <text:p text:style-name="P17"><text:span text:style-name="T12">Master Running</text:span></text:p>
            <text:p text:style-name="P17"><text:span text:style-name="T12">Enum bit = 1</text:span></text:p>
          </draw:text-box>
        </draw:frame>
        <draw:line draw:style-name="gr29" draw:text-style-name="P2" draw:layer="layout" svg:x1="5.953cm" svg:y1="6.08cm" svg:x2="6.207cm" svg:y2="5.318cm">
          <text:p/>
        </draw:line>
        <draw:line draw:style-name="gr29" draw:text-style-name="P2" draw:layer="layout" svg:x1="5.953cm" svg:y1="5.318cm" svg:x2="6.207cm" svg:y2="6.08cm">
          <text:p/>
        </draw:line>
        <draw:frame draw:style-name="gr30" draw:text-style-name="P20" draw:layer="layout" svg:width="1.524cm" svg:height="0.809cm" svg:x="6.207cm" svg:y="5.318cm">
          <draw:text-box>
            <text:p text:style-name="P17"><text:span text:style-name="T12">Reset</text:span></text:p>
            <text:p text:style-name="P17"><text:span text:style-name="T12">Request</text:span></text:p>
          </draw:text-box>
        </draw:frame>
        <draw:line draw:style-name="gr29" draw:text-style-name="P2" draw:layer="layout" svg:x1="6.207cm" svg:y1="7.35cm" svg:x2="6.08cm" svg:y2="6.588cm">
          <text:p/>
        </draw:line>
        <draw:line draw:style-name="gr29" draw:text-style-name="P2" draw:layer="layout" svg:x1="3.54cm" svg:y1="6.588cm" svg:x2="6.08cm" svg:y2="6.588cm">
          <text:p/>
        </draw:line>
        <draw:line draw:style-name="gr29" draw:text-style-name="P2" draw:layer="layout" svg:x1="3.54cm" svg:y1="7.858cm" svg:x2="6.334cm" svg:y2="7.858cm">
          <text:p/>
        </draw:line>
        <draw:line draw:style-name="gr29" draw:text-style-name="P2" draw:layer="layout" svg:x1="3.54cm" svg:y1="8.62cm" svg:x2="6.334cm" svg:y2="8.62cm">
          <text:p/>
        </draw:line>
        <draw:line draw:style-name="gr29" draw:text-style-name="P2" draw:layer="layout" svg:x1="6.461cm" svg:y1="8.239cm" svg:x2="6.334cm" svg:y2="8.62cm">
          <text:p/>
        </draw:line>
        <draw:line draw:style-name="gr29" draw:text-style-name="P2" draw:layer="layout" svg:x1="6.461cm" svg:y1="8.239cm" svg:x2="6.334cm" svg:y2="7.858cm">
          <text:p/>
        </draw:line>
        <draw:line draw:style-name="gr29" draw:text-style-name="P2" draw:layer="layout" svg:x1="8.493cm" svg:y1="6.08cm" svg:x2="8.747cm" svg:y2="5.318cm">
          <text:p/>
        </draw:line>
        <draw:line draw:style-name="gr29" draw:text-style-name="P2" draw:layer="layout" svg:x1="8.493cm" svg:y1="5.318cm" svg:x2="8.747cm" svg:y2="6.08cm">
          <text:p/>
        </draw:line>
        <draw:line draw:style-name="gr29" draw:text-style-name="P2" draw:layer="layout" svg:x1="6.461cm" svg:y1="9.89cm" svg:x2="6.334cm" svg:y2="9.128cm">
          <text:p/>
        </draw:line>
        <draw:line draw:style-name="gr29" draw:text-style-name="P2" draw:layer="layout" svg:x1="3.54cm" svg:y1="9.128cm" svg:x2="6.334cm" svg:y2="9.128cm">
          <text:p/>
        </draw:line>
        <draw:line draw:style-name="gr29" draw:text-style-name="P2" draw:layer="layout" svg:x1="6.588cm" svg:y1="12.43cm" svg:x2="6.461cm" svg:y2="11.668cm">
          <text:p/>
        </draw:line>
        <draw:line draw:style-name="gr29" draw:text-style-name="P2" draw:layer="layout" svg:x1="3.54cm" svg:y1="11.668cm" svg:x2="6.461cm" svg:y2="11.668cm">
          <text:p/>
        </draw:line>
        <draw:line draw:style-name="gr29" draw:text-style-name="P2" draw:layer="layout" svg:x1="6.842cm" svg:y1="11.16cm" svg:x2="6.715cm" svg:y2="10.779cm">
          <text:p/>
        </draw:line>
        <draw:line draw:style-name="gr29" draw:text-style-name="P2" draw:layer="layout" svg:x1="6.842cm" svg:y1="10.398cm" svg:x2="6.715cm" svg:y2="10.779cm">
          <text:p/>
        </draw:line>
        <draw:line draw:style-name="gr29" draw:text-style-name="P2" draw:layer="layout" svg:x1="6.588cm" svg:y1="10.779cm" svg:x2="6.715cm" svg:y2="10.779cm">
          <text:p/>
        </draw:line>
        <draw:line draw:style-name="gr29" draw:text-style-name="P2" draw:layer="layout" svg:x1="7.096cm" svg:y1="11.16cm" svg:x2="6.969cm" svg:y2="10.779cm">
          <text:p/>
        </draw:line>
        <draw:line draw:style-name="gr29" draw:text-style-name="P2" draw:layer="layout" svg:x1="7.096cm" svg:y1="10.398cm" svg:x2="6.969cm" svg:y2="10.779cm">
          <text:p/>
        </draw:line>
        <draw:line draw:style-name="gr29" draw:text-style-name="P2" draw:layer="layout" svg:x1="3.54cm" svg:y1="10.398cm" svg:x2="6.461cm" svg:y2="10.398cm">
          <text:p/>
        </draw:line>
        <draw:line draw:style-name="gr29" draw:text-style-name="P2" draw:layer="layout" svg:x1="3.54cm" svg:y1="11.16cm" svg:x2="6.461cm" svg:y2="11.16cm">
          <text:p/>
        </draw:line>
        <draw:line draw:style-name="gr29" draw:text-style-name="P2" draw:layer="layout" svg:x1="6.588cm" svg:y1="10.779cm" svg:x2="6.461cm" svg:y2="11.16cm">
          <text:p/>
        </draw:line>
        <draw:line draw:style-name="gr29" draw:text-style-name="P2" draw:layer="layout" svg:x1="6.588cm" svg:y1="10.779cm" svg:x2="6.461cm" svg:y2="10.398cm">
          <text:p/>
        </draw:line>
        <draw:frame draw:style-name="gr30" draw:text-style-name="P20" draw:layer="layout" svg:width="2.921cm" svg:height="0.809cm" svg:x="7.096cm" svg:y="10.398cm">
          <draw:text-box>
            <text:p text:style-name="P17"><text:span text:style-name="T12">Wait for poll</text:span></text:p>
            <text:p text:style-name="P17"><text:span text:style-name="T12">request</text:span></text:p>
          </draw:text-box>
        </draw:frame>
        <draw:path draw:style-name="gr31" draw:text-style-name="P2" draw:layer="layout" svg:width="7.873cm" svg:height="0.593cm" draw:transform="rotate (-1.57079632679579) translate (15.9450190643756cm 6.20699999999912cm)" svg:viewBox="0 0 7874 594" svg:d="m0 594c1778-1324 6731 73 7874-562">
          <text:p/>
        </draw:path>
        <draw:frame draw:style-name="gr30" draw:text-style-name="P20" draw:layer="layout" svg:width="2.032cm" svg:height="0.809cm" svg:x="3.54cm" svg:y="14.208cm">
          <draw:text-box>
            <text:p text:style-name="P17"><text:span text:style-name="T12">General</text:span></text:p>
            <text:p text:style-name="P17"><text:span text:style-name="T12">Access</text:span></text:p>
          </draw:text-box>
        </draw:frame>
        <draw:line draw:style-name="gr29" draw:text-style-name="P2" draw:layer="layout" svg:x1="5.953cm" svg:y1="14.97cm" svg:x2="6.207cm" svg:y2="14.208cm">
          <text:p/>
        </draw:line>
        <draw:line draw:style-name="gr29" draw:text-style-name="P2" draw:layer="layout" svg:x1="5.953cm" svg:y1="14.208cm" svg:x2="6.207cm" svg:y2="14.97cm">
          <text:p/>
        </draw:line>
        <draw:frame draw:style-name="gr30" draw:text-style-name="P20" draw:layer="layout" svg:width="3.302cm" svg:height="0.809cm" svg:x="12.049cm" svg:y="4.001cm">
          <draw:text-box>
            <text:p text:style-name="P17"><text:span text:style-name="T12">Configure slaves</text:span></text:p>
            <text:p text:style-name="P17"><text:span text:style-name="T12">If soft reset</text:span></text:p>
          </draw:text-box>
        </draw:frame>
        <draw:line draw:style-name="gr29" draw:text-style-name="P2" draw:layer="layout" svg:x1="15.097cm" svg:y1="6.08cm" svg:x2="15.351cm" svg:y2="5.318cm">
          <text:p/>
        </draw:line>
        <draw:line draw:style-name="gr29" draw:text-style-name="P2" draw:layer="layout" svg:x1="15.097cm" svg:y1="5.318cm" svg:x2="15.351cm" svg:y2="6.08cm">
          <text:p/>
        </draw:line>
        <draw:path draw:style-name="gr29" draw:text-style-name="P2" draw:layer="layout" svg:width="1.447cm" svg:height="0.254cm" draw:transform="rotate (2.48063646585907) translate (14.818378358641cm 5.6036620785122cm)" svg:viewBox="0 0 1448 255" svg:d="m0 40c290 579 1114-223 1448 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6-10-01T12:14:07.28</meta:creation-date>
    <dc:date>2016-11-05T17:36:27.05</dc:date>
    <meta:editing-duration>P1DT7H35M45S</meta:editing-duration>
    <meta:editing-cycles>15</meta:editing-cycles>
    <meta:generator>OpenOffice.org/3.3$Win32 OpenOffice.org_project/330m20$Build-9567</meta:generator>
    <dc:creator>Marshall Taylor</dc:creator>
    <meta:document-statistic meta:object-count="340"/>
  </office:meta>
</office:document-meta>
</file>